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208D4426A2F332B349.png" manifest:media-type="image/png"/>
  <manifest:file-entry manifest:full-path="Pictures/100002010000014E0000013000D0D035C6697261.png" manifest:media-type="image/png"/>
  <manifest:file-entry manifest:full-path="Pictures/10000201000000FA00000140B1CE5A597B2E8A83.png" manifest:media-type="image/png"/>
  <manifest:file-entry manifest:full-path="Pictures/100002010000015C0000022CB9A9F430A8141E7A.png" manifest:media-type="image/png"/>
  <manifest:file-entry manifest:full-path="Pictures/1000020100000104000000CAB7ED71B95FC8C9C8.png" manifest:media-type="image/png"/>
  <manifest:file-entry manifest:full-path="Pictures/10000201000002A1000001ABFD59BEB46E569911.png" manifest:media-type="image/png"/>
  <manifest:file-entry manifest:full-path="Pictures/100002010000032D0000009DA2440E1F0E24F93D.png" manifest:media-type="image/png"/>
  <manifest:file-entry manifest:full-path="Pictures/1000020100000104000000CAE918577C19B0E3BC.png" manifest:media-type="image/png"/>
  <manifest:file-entry manifest:full-path="Pictures/10000201000000610000005C5DF5AD5EBA62831D.png" manifest:media-type="image/png"/>
  <manifest:file-entry manifest:full-path="Pictures/1000020100000280000001A2401834828C72D74E.png" manifest:media-type="image/png"/>
  <manifest:file-entry manifest:full-path="Pictures/10000201000002EF00000137A4318ACCC1DA8517.png" manifest:media-type="image/png"/>
  <manifest:file-entry manifest:full-path="Pictures/100002010000038E000002D8A83417BD2B23EBD0.png" manifest:media-type="image/png"/>
  <manifest:file-entry manifest:full-path="Pictures/10000201000004740000027E97BF8F2A0805D44E.png" manifest:media-type="image/png"/>
  <manifest:file-entry manifest:full-path="Pictures/100002010000032B00000086CAD0621A4BE0730C.png" manifest:media-type="image/png"/>
  <manifest:file-entry manifest:full-path="Pictures/100002010000008D000000821DA6C45490268579.png" manifest:media-type="image/png"/>
  <manifest:file-entry manifest:full-path="Pictures/10000201000000E7000000A79D380716F5408373.png" manifest:media-type="image/png"/>
  <manifest:file-entry manifest:full-path="Pictures/1000020100000107000000ED0C77F6593B87A8CD.png" manifest:media-type="image/png"/>
  <manifest:file-entry manifest:full-path="Pictures/100002010000008D0000009CF246908884409674.png" manifest:media-type="image/png"/>
  <manifest:file-entry manifest:full-path="Pictures/100002010000032B00000086B0C8FD26301E6B1A.png" manifest:media-type="image/png"/>
  <manifest:file-entry manifest:full-path="Pictures/100002010000014000000113F765F29A06CC6DB3.png" manifest:media-type="image/png"/>
  <manifest:file-entry manifest:full-path="Pictures/1000020100000614000000AB177E16CE41333A40.png" manifest:media-type="image/png"/>
  <manifest:file-entry manifest:full-path="Pictures/100002010000032D0000009D8F5CE316A45A3C90.png" manifest:media-type="image/png"/>
  <manifest:file-entry manifest:full-path="Pictures/100002010000071300000209E1A9E4A535A566FB.png" manifest:media-type="image/png"/>
  <manifest:file-entry manifest:full-path="Pictures/100002010000013C000000629F3A3B5506319126.png" manifest:media-type="image/png"/>
  <manifest:file-entry manifest:full-path="Pictures/100002010000040300000248A3AB9C12646B2544.png" manifest:media-type="image/png"/>
  <manifest:file-entry manifest:full-path="Pictures/1000020100000094000000A883491E7F6895B18F.png" manifest:media-type="image/png"/>
  <manifest:file-entry manifest:full-path="Pictures/10000201000002F2000002BEEFE7DDD5935D0526.png" manifest:media-type="image/png"/>
  <manifest:file-entry manifest:full-path="Pictures/10000201000000800000005252763A0DB25F3897.png" manifest:media-type="image/png"/>
  <manifest:file-entry manifest:full-path="Pictures/100002010000017E000000B2A2900726A1D126F1.png" manifest:media-type="image/png"/>
  <manifest:file-entry manifest:full-path="Pictures/10000201000003CC00000067A1EF8B20201872D6.png" manifest:media-type="image/png"/>
  <manifest:file-entry manifest:full-path="Pictures/10000201000000EA000000A1702D6CF4690B99B2.png" manifest:media-type="image/png"/>
  <manifest:file-entry manifest:full-path="Pictures/1000020100000157000000752CEB13D102BFEE58.png" manifest:media-type="image/png"/>
  <manifest:file-entry manifest:full-path="Pictures/100002010000019B000001E880CE966257468023.png" manifest:media-type="image/png"/>
  <manifest:file-entry manifest:full-path="Pictures/10000201000000E7000000A723792A47D95012D9.png" manifest:media-type="image/png"/>
  <manifest:file-entry manifest:full-path="Pictures/1000020100000130000001102162B9CD0E869E5B.png" manifest:media-type="image/png"/>
  <manifest:file-entry manifest:full-path="Pictures/10000201000000480000005AE90E1D5289170229.png" manifest:media-type="image/png"/>
  <manifest:file-entry manifest:full-path="Pictures/100002010000043300000075150A59AABA44AAB2.png" manifest:media-type="image/png"/>
  <manifest:file-entry manifest:full-path="Pictures/10000201000000A50000006FF8A732E3A51AA4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6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10.663cm)" draw:image-opacity="100%" style:mirror="none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665cm, 0cm, 0cm)" draw:image-opacity="100%" style:mirror="none"/>
    </style:style>
    <style:style style:name="gr26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28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none" draw:textarea-horizontal-align="justify" draw:textarea-vertical-align="middle" draw:auto-grow-height="false" fo:min-height="2.316cm" fo:min-width="9.643cm" fo:padding-top="0.106cm" fo:padding-bottom="0.106cm" fo:padding-left="0.106cm" fo:padding-right="0.106cm"/>
    </style:style>
    <style:style style:name="gr29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63cm, 0cm, 10.663cm)" draw:image-opacity="100%" style:mirror="none"/>
    </style:style>
    <style:style style:name="gr3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2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3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3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3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4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44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4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9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6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6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68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7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7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74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79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4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86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87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8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0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9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95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96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97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98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99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0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1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7.885cm" fo:padding-top="0.053cm" fo:padding-bottom="0.053cm" fo:padding-left="0.053cm" fo:padding-right="0.053cm"/>
    </style:style>
    <style:style style:name="gr10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0.41cm" fo:padding-top="0.053cm" fo:padding-bottom="0.053cm" fo:padding-left="0.053cm" fo:padding-right="0.053cm"/>
      <style:paragraph-properties style:writing-mode="lr-tb"/>
    </style:style>
    <style:style style:name="gr105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2.993cm" fo:padding-top="0.314cm" fo:padding-bottom="0.314cm" fo:padding-left="0.439cm" fo:padding-right="0.439cm"/>
      <style:paragraph-properties style:writing-mode="lr-tb"/>
    </style:style>
    <style:style style:name="gr106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3.201cm" fo:padding-top="0.21cm" fo:padding-bottom="0.21cm" fo:padding-left="0.335cm" fo:padding-right="0.335cm"/>
      <style:paragraph-properties style:writing-mode="lr-tb"/>
    </style:style>
    <style:style style:name="gr107" style:family="graphic" style:parent-style-name="standard">
      <style:graphic-properties draw:stroke="solid" svg:stroke-width="0.106cm" svg:stroke-color="#000000" draw:marker-start-width="0.359cm" draw:marker-end-width="0.359cm" draw:fill-color="#eeeeee" draw:textarea-horizontal-align="justify" draw:textarea-vertical-align="middle" draw:auto-grow-height="false" fo:min-height="1.625cm" fo:min-width="2.34cm" fo:padding-top="0.178cm" fo:padding-bottom="0.178cm" fo:padding-left="0.303cm" fo:padding-right="0.303cm"/>
    </style:style>
    <style:style style:name="gr108" style:family="graphic" style:parent-style-name="objectwithoutfill">
      <style:graphic-properties draw:stroke="solid" svg:stroke-width="0.081cm" svg:stroke-color="#000000" draw:marker-start-width="0.322cm" draw:marker-end="Symmetric_20_Arrow" draw:marker-end-width="0.459cm" draw:fill="solid" draw:textarea-vertical-align="middle" fo:padding-top="0.166cm" fo:padding-bottom="0.166cm" fo:padding-left="0.291cm" fo:padding-right="0.291cm"/>
    </style:style>
    <style:style style:name="gr109" style:family="graphic" style:parent-style-name="standard">
      <style:graphic-properties svg:stroke-width="0.081cm" svg:stroke-color="#000000" draw:marker-start-width="0.322cm" draw:marker-end-width="0.359cm" draw:textarea-vertical-align="middle" fo:padding-top="0.166cm" fo:padding-bottom="0.166cm" fo:padding-left="0.291cm" fo:padding-right="0.291cm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98cm, 0cm, 0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554cm)" draw:image-opacity="100%" style:mirror="none"/>
    </style:style>
    <style:style style:name="gr11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11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1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528cm" fo:min-width="3.702cm"/>
      <style:paragraph-properties style:writing-mode="lr-tb"/>
    </style:style>
    <style:style style:name="gr115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16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17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1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6cm, 0cm, 0cm, 7.461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0cm, 0cm, 0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12cm, 0cm)" draw:image-opacity="100%" style:mirror="none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6cm, 10.363cm)" draw:image-opacity="100%" style:mirror="none"/>
    </style:style>
    <style:style style:name="gr123" style:family="graphic" style:parent-style-name="Graphic">
      <style:graphic-properties draw:stroke="dash" draw:stroke-dash="Long_20_Dash" svg:stroke-width="0.081cm" svg:stroke-color="#000000" draw:marker-start-width="0.322cm" draw:marker-end-width="0.322cm" draw:fill="solid" draw:fill-color="#ffbf00" draw:opacity="15%" draw:textarea-horizontal-align="justify" draw:textarea-vertical-align="middle" draw:auto-grow-height="false" fo:min-height="6.801cm" fo:min-width="12.364cm" fo:padding-top="0.041cm" fo:padding-bottom="0.041cm" fo:padding-left="0.041cm" fo:padding-right="0.041cm"/>
    </style:style>
    <style:style style:name="gr124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25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09cm" fo:min-width="1.375cm" fo:padding-top="0.166cm" fo:padding-bottom="0.166cm" fo:padding-left="0.291cm" fo:padding-right="0.291cm"/>
    </style:style>
    <style:style style:name="gr12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3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131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09cm" fo:min-width="0.816cm" fo:padding-top="0.166cm" fo:padding-bottom="0.166cm" fo:padding-left="0.291cm" fo:padding-right="0.291cm"/>
    </style:style>
    <style:style style:name="gr132" style:family="graphic" style:parent-style-name="Object_20_with_20_no_20_fill_20_and_20_no_20_line">
      <style:graphic-properties draw:stroke="solid" svg:stroke-width="0.081cm" svg:stroke-color="#000000" draw:marker-start-width="0.322cm" draw:marker-end-width="0.322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33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10.365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3.623cm)" draw:image-opacity="100%" style:mirror="none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62cm, 0.293cm, -0.087cm, 0.262cm)" draw:image-opacity="100%" style:mirror="none"/>
    </style:style>
    <style:style style:name="gr137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114cm" fo:min-width="1.372cm" fo:padding-top="0.205cm" fo:padding-bottom="0.205cm" fo:padding-left="0.33cm" fo:padding-right="0.33cm"/>
    </style:style>
    <style:style style:name="gr138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1.114cm" fo:min-width="1.372cm" fo:padding-top="0.205cm" fo:padding-bottom="0.205cm" fo:padding-left="0.33cm" fo:padding-right="0.33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6cm, 0.127cm, 0.329cm, 0.199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9cm, 0.127cm, 3.686cm, 0.199cm)" draw:image-opacity="100%" style:mirror="none"/>
    </style:style>
    <style:style style:name="gr1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4.669cm" fo:padding-top="0.053cm" fo:padding-bottom="0.053cm" fo:padding-left="0.053cm" fo:padding-right="0.053cm"/>
      <style:paragraph-properties style:writing-mode="lr-tb"/>
    </style:style>
    <style:style style:name="gr14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5.431cm" fo:padding-top="0.053cm" fo:padding-bottom="0.053cm" fo:padding-left="0.053cm" fo:padding-right="0.053cm"/>
    </style:style>
    <style:style style:name="gr14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8.327cm" fo:padding-top="0.053cm" fo:padding-bottom="0.053cm" fo:padding-left="0.053cm" fo:padding-right="0.053cm"/>
      <style:paragraph-properties style:writing-mode="lr-tb"/>
    </style:style>
    <style:style style:name="gr144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48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1.399cm" fo:padding-top="0.166cm" fo:padding-bottom="0.166cm" fo:padding-left="0.291cm" fo:padding-right="0.291cm"/>
    </style:style>
    <style:style style:name="gr149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0.84cm" fo:padding-top="0.166cm" fo:padding-bottom="0.166cm" fo:padding-left="0.291cm" fo:padding-right="0.291cm"/>
    </style:style>
    <style:style style:name="gr150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014cm" fo:min-width="1.474cm" fo:padding-top="0.205cm" fo:padding-bottom="0.205cm" fo:padding-left="0.33cm" fo:padding-right="0.33cm"/>
    </style:style>
    <style:style style:name="gr151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86cm" fo:min-width="1.474cm" fo:padding-top="0.205cm" fo:padding-bottom="0.205cm" fo:padding-left="0.33cm" fo:padding-right="0.33cm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3.713cm)" draw:image-opacity="100%" style:mirror="non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0cm, 0.022cm, 0.733cm)" draw:image-opacity="100%" style:mirror="non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4cm, 0.127cm, -0.055cm, 0.199cm)" draw:image-opacity="100%" style:mirror="none"/>
    </style:style>
    <style:style style:name="gr1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8cm, 0cm, 0.097cm, 0cm)" draw:image-opacity="100%" style:mirror="none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158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711cm" fo:min-width="1.477cm" fo:padding-top="0.166cm" fo:padding-bottom="0.166cm" fo:padding-left="0.291cm" fo:padding-right="0.291cm"/>
    </style:style>
    <style:style style:name="gr159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711cm" fo:min-width="1.578cm" fo:padding-top="0.166cm" fo:padding-bottom="0.166cm" fo:padding-left="0.291cm" fo:padding-right="0.291cm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1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1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165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166" style:family="graphic" style:parent-style-name="standard">
      <style:graphic-properties draw:stroke="solid" svg:stroke-width="0.053cm" svg:stroke-color="#000000" draw:marker-start-width="0.28cm" draw:marker-end-width="0.28cm" draw:fill-color="#ffffff" draw:textarea-horizontal-align="justify" draw:textarea-vertical-align="middle" draw:auto-grow-height="false" fo:min-height="1.307cm" fo:min-width="1.58cm" fo:padding-top="0.152cm" fo:padding-bottom="0.152cm" fo:padding-left="0.277cm" fo:padding-right="0.277cm"/>
    </style:style>
    <style:style style:name="gr167" style:family="graphic" style:parent-style-name="objectwithoutfill">
      <style:graphic-properties draw:stroke="solid" svg:stroke-width="0.035cm" svg:stroke-color="#000000" draw:marker-start-width="0.253cm" draw:marker-end="Symmetric_20_Arrow" draw:marker-end-width="0.459cm" draw:fill="solid" draw:textarea-vertical-align="middle" fo:padding-top="0.143cm" fo:padding-bottom="0.143cm" fo:padding-left="0.268cm" fo:padding-right="0.268cm"/>
    </style:style>
    <style:style style:name="gr168" style:family="graphic" style:parent-style-name="standard">
      <style:graphic-properties svg:stroke-width="0.035cm" svg:stroke-color="#000000" draw:marker-start-width="0.253cm" draw:marker-end-width="0.359cm" draw:textarea-vertical-align="middle" fo:padding-top="0.143cm" fo:padding-bottom="0.143cm" fo:padding-left="0.268cm" fo:padding-right="0.268cm"/>
    </style:style>
    <style:style style:name="gr169" style:family="graphic" style:parent-style-name="standard">
      <style:graphic-properties draw:stroke="solid" svg:stroke-width="0.053cm" svg:stroke-color="#000000" draw:marker-start-width="0.28cm" draw:marker-end-width="0.28cm" draw:fill-color="#eeeeee" draw:textarea-horizontal-align="justify" draw:textarea-vertical-align="middle" draw:auto-grow-height="false" fo:min-height="1.271cm" fo:min-width="1.58cm" fo:padding-top="0.152cm" fo:padding-bottom="0.152cm" fo:padding-left="0.277cm" fo:padding-right="0.277cm"/>
    </style:style>
    <style:style style:name="gr170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71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172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73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74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175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76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77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78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79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80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81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182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83" style:family="graphic" style:parent-style-name="standard">
      <style:graphic-properties draw:stroke="none" draw:fill-color="#be480a" draw:textarea-horizontal-align="justify" draw:textarea-vertical-align="middle" draw:auto-grow-height="false" fo:min-height="0cm" fo:min-width="0cm"/>
    </style:style>
    <style:style style:name="gr18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185" style:family="graphic" style:parent-style-name="standard">
      <style:graphic-properties draw:stroke="none" draw:fill="none" fo:min-height="0.713cm"/>
      <style:paragraph-properties style:writing-mode="lr-tb"/>
    </style:style>
    <style:style style:name="gr186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87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18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89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90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91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19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19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19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1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1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1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1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19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20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20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202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b85c00" draw:opacity="15%"/>
      <style:paragraph-properties fo:text-align="center"/>
    </style:style>
    <style:style style:name="P19" style:family="paragraph">
      <loext:graphic-properties draw:fill="solid" draw:fill-color="#ffffff" draw:opacity="8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/>
    </style:style>
    <style:style style:name="P38" style:family="paragraph">
      <loext:graphic-properties draw:fill="solid" draw:fill-color="#ffbf00" draw:opacity="1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="none" draw:fill-color="#ffffff" draw:opacity="100%"/>
      <style:paragraph-properties style:writing-mode="lr-tb"/>
      <style:text-properties fo:font-size="18pt" style:font-size-asian="18pt" style:font-size-complex="18pt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="solid" draw:fill-color="#ec9ba4" draw:opacity="20%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weight="bold"/>
    </style:style>
    <style:style style:name="P44" style:family="paragraph">
      <loext:graphic-properties draw:fill="solid" draw:fill-color="#ffbf00" draw:opacity="15%"/>
      <style:paragraph-properties fo:text-align="center" style:writing-mode="lr-tb"/>
    </style:style>
    <style:style style:name="P45" style:family="paragraph">
      <loext:graphic-properties draw:fill="gradient" draw:fill-color="#dddddd" draw:fill-gradient-name="Gradient_20_51" draw:opacity="100%"/>
      <style:paragraph-properties fo:text-align="center"/>
    </style:style>
    <style:style style:name="P46" style:family="paragraph">
      <loext:graphic-properties draw:fill="solid" draw:fill-color="#000000" draw:opacity="100%"/>
      <style:paragraph-properties fo:text-align="center"/>
    </style:style>
    <style:style style:name="P47" style:family="paragraph">
      <loext:graphic-properties draw:fill-color="#666666" draw:opacity="65%"/>
      <style:paragraph-properties fo:text-align="center"/>
    </style:style>
    <style:style style:name="P48" style:family="paragraph">
      <loext:graphic-properties draw:fill-color="#be480a"/>
      <style:paragraph-properties fo:text-align="center"/>
    </style:style>
    <style:style style:name="P49" style:family="paragraph">
      <loext:graphic-properties draw:fill="solid"/>
      <style:paragraph-properties fo:margin-left="0.051cm" fo:margin-right="0cm" fo:text-align="center" fo:text-indent="0cm"/>
    </style:style>
    <style:style style:name="P50" style:family="paragraph">
      <loext:graphic-properties draw:fill="none"/>
      <style:paragraph-properties style:writing-mode="lr-tb"/>
    </style:style>
    <style:style style:name="P51" style:family="paragraph">
      <loext:graphic-properties draw:fill-color="#dddddd"/>
      <style:paragraph-properties fo:text-align="center"/>
    </style:style>
    <style:style style:name="P52" style:family="paragraph">
      <loext:graphic-properties draw:fill-color="#ffffff"/>
      <style:paragraph-properties fo:text-align="center" style:writing-mode="lr-tb"/>
    </style:style>
    <style:style style:name="P53" style:family="paragraph">
      <style:paragraph-properties fo:text-align="start"/>
    </style:style>
    <style:style style:name="P54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bold"/>
    </style:style>
    <style:style style:name="T7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102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" draw:layer="layout" svg:width="1.034cm" svg:height="1.114cm" svg:x="24.164cm" svg:y="13.56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2" draw:text-style-name="P1" draw:layer="layout" svg:width="0.786cm" svg:height="0.955cm" svg:x="10.175cm" svg:y="13.64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3" draw:text-style-name="P1" draw:layer="layout" svg:width="8.781cm" svg:height="1.427cm" svg:x="11.451cm" svg:y="10.397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4" draw:text-style-name="P7" draw:layer="layout" svg:x1="20.789cm" svg:y1="6.159cm" svg:x2="20.789cm" svg:y2="13.561cm">
          <text:p/>
        </draw:line>
        <draw:frame draw:style-name="gr25" draw:text-style-name="P1" draw:layer="layout" svg:width="3.239cm" svg:height="1.613cm" svg:x="7.468cm" svg:y="5.748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6" draw:text-style-name="P7" draw:layer="layout" svg:x1="10.914cm" svg:y1="15.857cm" svg:x2="10.914cm" svg:y2="5.733cm">
          <text:p/>
        </draw:line>
        <draw:line draw:style-name="gr26" draw:text-style-name="P7" draw:layer="layout" svg:x1="7.052cm" svg:y1="13.276cm" svg:x2="25.564cm" svg:y2="13.276cm">
          <text:p/>
        </draw:line>
        <draw:line draw:style-name="gr27" draw:text-style-name="P17" draw:layer="layout" svg:x1="6.999cm" svg:y1="11.11cm" svg:x2="10.914cm" svg:y2="11.11cm">
          <text:p/>
        </draw:line>
        <draw:custom-shape draw:style-name="gr28" draw:text-style-name="P1" draw:layer="layout" svg:width="9.855cm" svg:height="2.528cm" svg:x="10.914cm" svg:y="9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35cm" svg:height="1.138cm" svg:x="20.204cm" svg:y="13.551cm">
          <draw:image xlink:href="Pictures/100002010000008D000000821DA6C45490268579.png" xlink:type="simple" xlink:show="embed" xlink:actuate="onLoad" loext:mime-type="image/png">
            <text:p/>
          </draw:image>
        </draw:frame>
        <draw:line draw:style-name="gr29" draw:text-style-name="P17" draw:layer="layout" svg:x1="20.73cm" svg:y1="11.11cm" svg:x2="24.645cm" svg:y2="11.11cm">
          <text:p/>
        </draw:line>
        <draw:frame draw:style-name="gr30" draw:text-style-name="P1" draw:layer="layout" svg:width="1.303cm" svg:height="1.427cm" svg:x="8.305cm" svg:y="9.498cm">
          <draw:image xlink:href="Pictures/1000020100000614000000AB177E16CE41333A40.png" xlink:type="simple" xlink:show="embed" xlink:actuate="onLoad" loext:mime-type="image/png">
            <text:p/>
          </draw:image>
        </draw:frame>
        <draw:frame draw:style-name="gr30" draw:text-style-name="P1" draw:layer="layout" svg:width="1.303cm" svg:height="1.427cm" svg:x="22.036cm" svg:y="9.499cm">
          <draw:image xlink:href="Pictures/1000020100000614000000AB177E16CE41333A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31" draw:text-style-name="P18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2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32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27" draw:text-style-name="P17" draw:layer="layout" svg:x1="9.92cm" svg:y1="12.233cm" svg:x2="12.714cm" svg:y2="12.233cm">
          <text:p/>
        </draw:line>
        <draw:custom-shape draw:style-name="gr33" draw:text-style-name="P19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7" draw:layer="layout" svg:x1="4.995cm" svg:y1="9.369cm" svg:x2="7.789cm" svg:y2="9.369cm">
          <text:p/>
        </draw:line>
        <draw:custom-shape draw:style-name="gr35" draw:text-style-name="P20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17" draw:layer="layout" svg:x1="15.47cm" svg:y1="9.369cm" svg:x2="22.641cm" svg:y2="9.369cm">
          <text:p/>
        </draw:line>
        <draw:line draw:style-name="gr27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34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27" draw:text-style-name="P17" draw:layer="layout" svg:x1="20.377cm" svg:y1="12.233cm" svg:x2="27.592cm" svg:y2="12.233cm">
          <text:p/>
        </draw:line>
        <draw:line draw:style-name="gr34" draw:text-style-name="P17" draw:layer="layout" svg:x1="27.581cm" svg:y1="12.246cm" svg:x2="30.918cm" svg:y2="14.173cm">
          <text:p/>
        </draw:line>
        <draw:line draw:style-name="gr37" draw:text-style-name="P17" draw:layer="layout" svg:x1="27.547cm" svg:y1="12.227cm" svg:x2="30.884cm" svg:y2="14.154cm">
          <text:p/>
        </draw:line>
        <draw:line draw:style-name="gr27" draw:text-style-name="P17" draw:layer="layout" svg:x1="27.931cm" svg:y1="12.235cm" svg:x2="31.784cm" svg:y2="12.235cm">
          <text:p/>
        </draw:line>
        <draw:line draw:style-name="gr38" draw:text-style-name="P17" draw:layer="layout" svg:x1="27.592cm" svg:y1="12.235cm" svg:x2="31.445cm" svg:y2="12.235cm">
          <text:p/>
        </draw:line>
        <draw:frame draw:style-name="gr39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0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1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2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43" draw:text-style-name="P18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2.985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27" draw:text-style-name="P17" draw:layer="layout" svg:x1="24.559cm" svg:y1="9.69cm" svg:x2="29.08cm" svg:y2="9.69cm">
            <text:p/>
          </draw:line>
          <draw:line draw:style-name="gr38" draw:text-style-name="P17" draw:layer="layout" svg:x1="24.559cm" svg:y1="9.69cm" svg:x2="29.08cm" svg:y2="9.69cm">
            <text:p/>
          </draw:line>
          <draw:line draw:style-name="gr34" draw:text-style-name="P17" draw:layer="layout" svg:x1="4.831cm" svg:y1="12.52cm" svg:x2="7.695cm" svg:y2="9.656cm">
            <text:p/>
          </draw:line>
          <draw:custom-shape draw:style-name="gr44" draw:text-style-name="P19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7.625cm" svg:y1="9.686cm" svg:x2="10.967cm" svg:y2="9.686cm">
            <text:p/>
          </draw:line>
          <draw:line draw:style-name="gr29" draw:text-style-name="P17" draw:layer="layout" svg:x1="14.091cm" svg:y1="12.51cm" svg:x2="21.776cm" svg:y2="12.51cm">
            <text:p/>
          </draw:line>
          <draw:line draw:style-name="gr27" draw:text-style-name="P17" draw:layer="layout" svg:x1="2cm" svg:y1="12.51cm" svg:x2="4.794cm" svg:y2="12.51cm">
            <text:p/>
          </draw:line>
          <draw:line draw:style-name="gr34" draw:text-style-name="P17" draw:layer="layout" svg:x1="24.521cm" svg:y1="9.72cm" svg:x2="28.279cm" svg:y2="6.046cm">
            <text:p/>
          </draw:line>
          <draw:line draw:style-name="gr37" draw:text-style-name="P17" draw:layer="layout" svg:x1="24.521cm" svg:y1="9.721cm" svg:x2="28.279cm" svg:y2="6.047cm">
            <text:p/>
          </draw:line>
          <draw:line draw:style-name="gr36" draw:text-style-name="P17" draw:layer="layout" svg:x1="16.993cm" svg:y1="9.69cm" svg:x2="24.854cm" svg:y2="9.69cm">
            <text:p/>
          </draw:line>
          <draw:custom-shape draw:style-name="gr45" draw:text-style-name="P19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0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3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4.777cm" svg:y1="12.51cm" svg:x2="9.067cm" svg:y2="12.51cm">
            <text:p/>
          </draw:line>
          <draw:line draw:style-name="gr34" draw:text-style-name="P17" draw:layer="layout" svg:x1="7.617cm" svg:y1="9.696cm" svg:x2="11.907cm" svg:y2="9.696cm">
            <text:p/>
          </draw:line>
          <draw:frame draw:style-name="gr54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5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Default">
        <draw:g>
          <draw:frame draw:style-name="gr55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57" draw:text-style-name="P18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24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27" draw:text-style-name="P17" draw:layer="layout" svg:x1="26.298cm" svg:y1="9.69cm" svg:x2="30.819cm" svg:y2="9.69cm">
            <text:p/>
          </draw:line>
          <draw:line draw:style-name="gr38" draw:text-style-name="P17" draw:layer="layout" svg:x1="26.298cm" svg:y1="9.69cm" svg:x2="30.819cm" svg:y2="9.69cm">
            <text:p/>
          </draw:line>
          <draw:line draw:style-name="gr34" draw:text-style-name="P17" draw:layer="layout" svg:x1="2.87cm" svg:y1="12.52cm" svg:x2="5.734cm" svg:y2="9.656cm">
            <text:p/>
          </draw:line>
          <draw:custom-shape draw:style-name="gr44" draw:text-style-name="P19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7" draw:layer="layout" svg:x1="13.835cm" svg:y1="12.51cm" svg:x2="23.555cm" svg:y2="12.51cm">
            <text:p/>
          </draw:line>
          <draw:line draw:style-name="gr27" draw:text-style-name="P17" draw:layer="layout" svg:x1="0.526cm" svg:y1="12.51cm" svg:x2="2.833cm" svg:y2="12.51cm">
            <text:p/>
          </draw:line>
          <draw:line draw:style-name="gr34" draw:text-style-name="P17" draw:layer="layout" svg:x1="26.281cm" svg:y1="9.741cm" svg:x2="29.997cm" svg:y2="6.025cm">
            <text:p/>
          </draw:line>
          <draw:line draw:style-name="gr37" draw:text-style-name="P17" draw:layer="layout" svg:x1="26.28cm" svg:y1="9.742cm" svg:x2="29.996cm" svg:y2="6.026cm">
            <text:p/>
          </draw:line>
          <draw:line draw:style-name="gr36" draw:text-style-name="P17" draw:layer="layout" svg:x1="16.732cm" svg:y1="9.69cm" svg:x2="26.368cm" svg:y2="9.69cm">
            <text:p/>
          </draw:line>
          <draw:custom-shape draw:style-name="gr45" draw:text-style-name="P19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0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2.816cm" svg:y1="12.51cm" svg:x2="8.806cm" svg:y2="12.51cm">
            <text:p/>
          </draw:line>
          <draw:frame draw:style-name="gr58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4" draw:text-style-name="P17" draw:layer="layout" svg:x1="5.659cm" svg:y1="9.687cm" svg:x2="11.649cm" svg:y2="9.687cm">
            <text:p/>
          </draw:line>
          <draw:frame draw:style-name="gr59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62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24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line draw:style-name="gr36" draw:text-style-name="P17" draw:layer="layout" svg:x1="16.542cm" svg:y1="9.989cm" svg:x2="28.079cm" svg:y2="9.989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8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line draw:style-name="gr34" draw:text-style-name="P17" draw:layer="layout" svg:x1="25.192cm" svg:y1="10.04cm" svg:x2="28.908cm" svg:y2="6.324cm">
          <text:p/>
        </draw:line>
        <draw:line draw:style-name="gr37" draw:text-style-name="P17" draw:layer="layout" svg:x1="25.191cm" svg:y1="10.041cm" svg:x2="28.907cm" svg:y2="6.325cm">
          <text:p/>
        </draw:line>
        <draw:frame draw:style-name="gr46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6.54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69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6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line draw:style-name="gr74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2.7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75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69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0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48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55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19.131cm" svg:y1="12.593cm" svg:x2="22.013cm" svg:y2="9.711cm">
          <text:p/>
        </draw:line>
        <draw:line draw:style-name="gr27" draw:text-style-name="P17" draw:layer="layout" svg:x1="21.947cm" svg:y1="9.736cm" svg:x2="26.468cm" svg:y2="9.736cm">
          <text:p/>
        </draw:line>
        <draw:line draw:style-name="gr38" draw:text-style-name="P17" draw:layer="layout" svg:x1="21.947cm" svg:y1="9.736cm" svg:x2="26.468cm" svg:y2="9.736cm">
          <text:p/>
        </draw:line>
        <draw:line draw:style-name="gr34" draw:text-style-name="P17" draw:layer="layout" svg:x1="12.27cm" svg:y1="12.572cm" svg:x2="15.134cm" svg:y2="9.708cm">
          <text:p/>
        </draw:line>
        <draw:line draw:style-name="gr34" draw:text-style-name="P17" draw:layer="layout" svg:x1="21.931cm" svg:y1="9.793cm" svg:x2="25.647cm" svg:y2="6.077cm">
          <text:p/>
        </draw:line>
        <draw:line draw:style-name="gr37" draw:text-style-name="P17" draw:layer="layout" svg:x1="21.93cm" svg:y1="9.794cm" svg:x2="25.646cm" svg:y2="6.078cm">
          <text:p/>
        </draw:line>
        <draw:frame draw:style-name="gr46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27" draw:text-style-name="P17" draw:layer="layout" svg:x1="10.168cm" svg:y1="12.562cm" svg:x2="19.202cm" svg:y2="12.562cm">
          <text:p/>
        </draw:line>
        <draw:line draw:style-name="gr34" draw:text-style-name="P17" draw:layer="layout" svg:x1="15.056cm" svg:y1="9.737cm" svg:x2="22.03cm" svg:y2="9.737cm">
          <text:p/>
        </draw:line>
        <draw:custom-shape draw:style-name="gr48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77" draw:text-style-name="P30" draw:layer="layout" svg:width="9.804cm" svg:height="12.14cm" svg:x="1.734cm" svg:y="4.7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1" draw:layer="layout" svg:width="7.671cm" svg:height="12.14cm" svg:x="11.529cm" svg:y="4.725cm">
          <text:p/>
          <draw:enhanced-geometry svg:viewBox="0 0 21600 21600" draw:type="rectangle" draw:enhanced-path="M 0 0 L 21600 0 21600 21600 0 21600 0 0 Z N"/>
        </draw:custom-shape>
        <draw:line draw:style-name="gr79" draw:text-style-name="P7" draw:layer="layout" svg:x1="11.539cm" svg:y1="16.866cm" svg:x2="11.539cm" svg:y2="4.724cm">
          <text:p/>
        </draw:line>
        <draw:line draw:style-name="gr79" draw:text-style-name="P7" draw:layer="layout" svg:x1="19.196cm" svg:y1="16.865cm" svg:x2="19.196cm" svg:y2="4.725cm">
          <text:p/>
        </draw:line>
        <draw:custom-shape draw:style-name="gr80" draw:text-style-name="P32" draw:layer="layout" svg:width="29.362cm" svg:height="12.141cm" svg:x="1.728cm" svg:y="4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3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85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87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3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frame draw:style-name="gr1" draw:text-style-name="P1" draw:layer="layout" svg:width="10.305cm" svg:height="1.121cm" svg:x="13.232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4.291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77" draw:text-style-name="P30" draw:layer="layout" svg:width="9.804cm" svg:height="12.14cm" svg:x="2.343cm" svg:y="4.7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1" draw:layer="layout" svg:width="7.671cm" svg:height="12.14cm" svg:x="12.138cm" svg:y="4.725cm">
          <text:p/>
          <draw:enhanced-geometry svg:viewBox="0 0 21600 21600" draw:type="rectangle" draw:enhanced-path="M 0 0 L 21600 0 21600 21600 0 21600 0 0 Z N"/>
        </draw:custom-shape>
        <draw:line draw:style-name="gr79" draw:text-style-name="P7" draw:layer="layout" svg:x1="12.148cm" svg:y1="16.866cm" svg:x2="12.148cm" svg:y2="4.724cm">
          <text:p/>
        </draw:line>
        <draw:line draw:style-name="gr79" draw:text-style-name="P7" draw:layer="layout" svg:x1="19.805cm" svg:y1="16.865cm" svg:x2="19.805cm" svg:y2="4.725cm">
          <text:p/>
        </draw:line>
        <draw:custom-shape draw:style-name="gr103" draw:text-style-name="P32" draw:layer="layout" svg:width="27.991cm" svg:height="12.141cm" svg:x="2.337cm" svg:y="4.72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10.516cm" svg:height="12.14cm" svg:x="19.8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11.725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13.056cm" svg:height="6.604cm" svg:x="9.336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3.005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7.515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3.303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63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972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64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047cm" svg:y1="8.04cm" svg:x2="15.974cm" svg:y2="12.743cm">
          <text:p/>
        </draw:line>
        <draw:line draw:style-name="gr3" draw:text-style-name="P3" draw:layer="layout" svg:x1="10.368cm" svg:y1="10.725cm" svg:x2="15.856cm" svg:y2="8.729cm">
          <text:p/>
        </draw:line>
        <draw:custom-shape draw:style-name="gr85" draw:text-style-name="P34" draw:layer="layout" svg:width="0.598cm" svg:height="1.396cm" draw:transform="rotate (-0.349065850398867) translate (19.08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744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413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081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779cm" svg:y1="8.678cm" svg:x2="27.917cm" svg:y2="13.094cm">
          <text:p/>
        </draw:line>
        <draw:line draw:style-name="gr3" draw:text-style-name="P3" draw:layer="layout" svg:x1="15.878cm" svg:y1="12.742cm" svg:x2="27.386cm" svg:y2="8.554cm">
          <text:p/>
        </draw:line>
        <draw:g>
          <draw:custom-shape draw:style-name="gr87" draw:text-style-name="P4" draw:layer="layout" svg:width="6.35cm" svg:height="0.508cm" draw:transform="rotate (-1.5707963267949) translate (10.5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6.104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651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1.071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749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11" draw:id="id11" draw:layer="layout" svg:width="2.428cm" svg:height="1.874cm" draw:transform="skewX (0.00802851455917396) rotate (-2.79252680319093) translate (28.738cm 8.987cm)" draw:kind="cut" draw:start-angle="88.96" draw:end-angle="271.12">
          <text:p/>
        </draw:ellipse>
        <draw:connector draw:style-name="gr7" draw:text-style-name="P7" draw:layer="layout" draw:type="curve" svg:x1="28.425cm" svg:y1="8.104cm" svg:x2="29.783cm" svg:y2="6.691cm" draw:start-shape="id11" draw:start-glue-point="3" svg:d="M28425 8104c1426 0 748-1413 1358-1413" svg:viewBox="0 0 1359 1414">
          <text:p/>
        </draw:connector>
        <draw:ellipse draw:style-name="gr6" draw:text-style-name="P6" xml:id="id12" draw:id="id12" draw:layer="layout" svg:width="2.482cm" svg:height="1.88cm" draw:transform="skewX (0.00750491578357558) rotate (-0.349065850398867) translate (26.853cm 11.694cm)" draw:kind="cut" draw:start-angle="269.22" draw:end-angle="90.87">
          <text:p/>
        </draw:ellipse>
        <draw:connector draw:style-name="gr7" draw:text-style-name="P7" draw:layer="layout" draw:type="curve" svg:x1="28.857cm" svg:y1="13.424cm" svg:x2="29.768cm" svg:y2="15.108cm" draw:start-shape="id12" draw:start-glue-point="1" svg:d="M28857 13424c1093 0 638 1684 911 1684" svg:viewBox="0 0 912 1685">
          <text:p/>
        </draw:connector>
        <draw:custom-shape draw:style-name="gr8" draw:text-style-name="P8" draw:layer="layout" svg:width="1.887cm" svg:height="1.887cm" draw:transform="rotate (0.348891317473666) translate (3.049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3.033cm" svg:y1="8.039cm" svg:x2="4.709cm" svg:y2="8.649cm">
          <text:p/>
        </draw:line>
        <draw:custom-shape draw:style-name="gr10" draw:text-style-name="P9" draw:layer="layout" svg:width="0.581cm" svg:height="0.581cm" svg:x="3.138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29cm" svg:y="6.769cm">
          <draw:text-box>
            <text:p>z</text:p>
          </draw:text-box>
        </draw:frame>
        <draw:frame draw:style-name="gr12" draw:text-style-name="P11" draw:layer="layout" svg:width="0.82cm" svg:height="0.962cm" svg:x="4.718cm" svg:y="6.991cm">
          <draw:text-box>
            <text:p>x</text:p>
          </draw:text-box>
        </draw:frame>
        <draw:frame draw:style-name="gr12" draw:text-style-name="P11" draw:layer="layout" svg:width="0.82cm" svg:height="0.962cm" svg:x="3.015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1.372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641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974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05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638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969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3.387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5.462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5.089cm 9.37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5" draw:text-style-name="P36" draw:layer="layout" svg:width="14.731cm" svg:height="8.814cm" svg:x="8.625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36" draw:layer="layout" svg:width="14.731cm" svg:height="8.814cm" svg:x="8.624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2.573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2.573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8.082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15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746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9.079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9.4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8.014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8.014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7" draw:text-style-name="P37" draw:layer="layout" svg:width="2.946cm" svg:height="1.981cm" draw:transform="rotate (-0.349065850398867) translate (24.587cm 10.778cm)">
          <text:p/>
          <draw:enhanced-geometry svg:viewBox="0 0 21600 21600" draw:type="rectangle" draw:enhanced-path="M 0 0 L 21600 0 21600 21600 0 21600 0 0 Z N"/>
        </draw:custom-shape>
        <draw:line draw:style-name="gr108" draw:text-style-name="P7" draw:layer="layout" svg:x1="25.251cm" svg:y1="12.94cm" svg:x2="26.072cm" svg:y2="12.384cm">
          <text:p/>
        </draw:line>
        <draw:ellipse draw:style-name="gr109" draw:text-style-name="P26" draw:layer="layout" svg:width="1.071cm" svg:height="1.048cm" draw:transform="skewX (0.00663225115757841) rotate (-0.345575191894878) translate (24.965cm 12.304cm)" draw:kind="arc" draw:start-angle="0" draw:end-angle="180.4">
          <text:p/>
        </draw:ellipse>
        <draw:g>
          <draw:frame draw:style-name="gr110" draw:text-style-name="P1" draw:layer="layout" svg:width="1.269cm" svg:height="0.852cm" draw:transform="rotate (-0.349065850398867) translate (24.756cm 10.982cm)">
            <draw:image xlink:href="Pictures/100002010000013C000000629F3A3B5506319126.png" xlink:type="simple" xlink:show="embed" xlink:actuate="onLoad" loext:mime-type="image/png">
              <text:p/>
            </draw:image>
          </draw:frame>
          <draw:frame draw:style-name="gr111" draw:text-style-name="P1" draw:layer="layout" svg:width="1.287cm" svg:height="0.852cm" draw:transform="rotate (-0.349065850398867) translate (25.942cm 11.414cm)">
            <draw:image xlink:href="Pictures/100002010000013C000000629F3A3B5506319126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1.528cm" svg:height="1.027cm" draw:transform="rotate (-0.348716784548468) translate (6.839cm 7.885cm)">
          <draw:image xlink:href="Pictures/10000201000000A50000006FF8A732E3A51AA45E.png" xlink:type="simple" xlink:show="embed" xlink:actuate="onLoad" loext:mime-type="image/png">
            <text:p/>
          </draw:image>
        </draw:frame>
      </draw:page>
      <draw:page draw:name="page12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12" draw:text-style-name="P38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24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0.97cm 15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294cm 15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0.509cm" svg:y="15.135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2.55cm" svg:y="15.214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0.509cm" svg:y="13.346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177cm" svg:y1="6.33cm" svg:x2="17.1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13" draw:text-style-name="P38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249cm" svg:height="0.902cm" svg:x="0.442cm" svg:y="11.547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24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0.859cm" svg:y="14.681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2.85cm" svg:y="14.681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0.859cm" svg:y="12.823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line draw:style-name="gr29" draw:text-style-name="P17" draw:layer="layout" svg:x1="16.844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114" draw:text-style-name="P40" draw:layer="layout" svg:width="4.202cm" svg:height="1.778cm" draw:transform="rotate (1.30899693899575) translate (3.194cm 11.447cm)">
          <draw:text-box>
            <text:p><text:span text:style-name="T5">Phase shifter</text:span></text:p>
          </draw:text-box>
        </draw:frame>
        <draw:line draw:style-name="gr27" draw:text-style-name="P17" draw:layer="layout" svg:x1="2.816cm" svg:y1="12.562cm" svg:x2="9.478cm" svg:y2="12.562cm">
          <text:p/>
        </draw:line>
        <draw:line draw:style-name="gr34" draw:text-style-name="P17" draw:layer="layout" svg:x1="5.659cm" svg:y1="9.739cm" svg:x2="9.802cm" svg:y2="9.739cm">
          <text:p/>
        </draw:line>
        <draw:frame draw:style-name="gr66" draw:text-style-name="P1" draw:layer="layout" svg:width="1.068cm" svg:height="0.878cm" svg:x="17.4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7.177cm" svg:y="5.918cm">
          <text:p/>
          <draw:enhanced-geometry svg:viewBox="0 0 21600 21600" draw:type="rectangle" draw:enhanced-path="M 0 0 L 21600 0 21600 21600 0 21600 0 0 Z N"/>
        </draw:custom-shape>
        <draw:frame draw:style-name="gr115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16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17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line draw:style-name="gr118" draw:text-style-name="P3" draw:layer="layout" svg:x1="0.645cm" svg:y1="12.562cm" svg:x2="2.575cm" svg:y2="12.563cm">
          <text:p/>
        </draw:line>
        <draw:frame draw:style-name="gr119" draw:text-style-name="P1" draw:layer="layout" svg:width="3.758cm" svg:height="1.401cm" svg:x="5.798cm" svg:y="11.20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0" draw:text-style-name="P1" draw:layer="layout" svg:width="7.084cm" svg:height="1.184cm" svg:x="16.912cm" svg:y="11.42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1" draw:text-style-name="P1" draw:layer="layout" svg:width="7.084cm" svg:height="1.144cm" svg:x="16.912cm" svg:y="8.41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2" draw:text-style-name="P1" draw:layer="layout" svg:width="2.464cm" svg:height="1.258cm" svg:x="7.092cm" svg:y="8.417cm">
          <draw:image xlink:href="Pictures/10000201000002EF00000137A4318ACCC1DA8517.png" xlink:type="simple" xlink:show="embed" xlink:actuate="onLoad" loext:mime-type="image/png">
            <text:p/>
          </draw:image>
        </draw:frame>
      </draw:page>
      <draw:page draw:name="page14" draw:style-name="dp1" draw:master-page-name="Default">
        <draw:custom-shape draw:style-name="gr123" draw:text-style-name="P38" draw:layer="layout" svg:width="12.446cm" svg:height="6.883cm" svg:x="9.485cm" svg:y="7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7" draw:layer="layout" svg:x1="12.572cm" svg:y1="6.819cm" svg:x2="12.572cm" svg:y2="13.082cm">
          <text:p/>
        </draw:line>
        <draw:line draw:style-name="gr124" draw:text-style-name="P7" draw:layer="layout" svg:x1="20.893cm" svg:y1="6.819cm" svg:x2="20.893cm" svg:y2="10.313cm">
          <text:p/>
        </draw:line>
        <draw:line draw:style-name="gr125" draw:text-style-name="P17" draw:layer="layout" svg:x1="11.866cm" svg:y1="9.616cm" svg:x2="21.87cm" svg:y2="9.616cm">
          <text:p/>
        </draw:line>
        <draw:custom-shape draw:style-name="gr126" draw:text-style-name="P25" draw:layer="layout" svg:width="1.981cm" svg:height="0.965cm" svg:x="12.572cm" svg:y="6.40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781cm" svg:y="6.44cm">
          <draw:image xlink:href="Pictures/100002010000019B000001E880CE966257468023.png" xlink:type="simple" xlink:show="embed" xlink:actuate="onLoad" loext:mime-type="image/png">
            <text:p/>
          </draw:image>
        </draw:frame>
        <draw:frame draw:style-name="gr55" draw:text-style-name="P1" draw:layer="layout" svg:width="2.387cm" svg:height="0.867cm" svg:x="21.858cm" svg:y="9.8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311cm" svg:height="0.864cm" draw:transform="rotate (1.0471975511966) translate (21.861cm 9.0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127" draw:text-style-name="P17" draw:layer="layout" svg:x1="19.382cm" svg:y1="13.092cm" svg:x2="21.42cm" svg:y2="9.562cm">
          <text:p/>
        </draw:line>
        <draw:frame draw:style-name="gr1" draw:text-style-name="P1" draw:layer="layout" svg:width="1.168cm" svg:height="0.838cm" svg:x="7.558cm" svg:y="12.036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8.54cm" svg:y="13.687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8.546cm 15.2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8.87cm 15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8.075cm" svg:y="15.09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10.066cm" svg:y="15.09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8.075cm" svg:y="13.232cm">
          <draw:text-box>
            <text:p><text:span text:style-name="T4">y</text:span></text:p>
          </draw:text-box>
        </draw:frame>
        <draw:line draw:style-name="gr127" draw:text-style-name="P17" draw:layer="layout" svg:x1="21.343cm" svg:y1="9.62cm" svg:x2="24.217cm" svg:y2="9.62cm">
          <text:p/>
        </draw:line>
        <draw:line draw:style-name="gr128" draw:text-style-name="P17" draw:layer="layout" svg:x1="21.253cm" svg:y1="9.62cm" svg:x2="24.077cm" svg:y2="9.62cm">
          <text:p/>
        </draw:line>
        <draw:line draw:style-name="gr125" draw:text-style-name="P17" draw:layer="layout" svg:x1="9.905cm" svg:y1="13.083cm" svg:x2="11.93cm" svg:y2="9.575cm">
          <text:p/>
        </draw:line>
        <draw:line draw:style-name="gr125" draw:text-style-name="P17" draw:layer="layout" svg:x1="21.387cm" svg:y1="9.615cm" svg:x2="22.993cm" svg:y2="6.835cm">
          <text:p/>
        </draw:line>
        <draw:line draw:style-name="gr129" draw:text-style-name="P17" draw:layer="layout" svg:x1="21.319cm" svg:y1="9.739cm" svg:x2="23.102cm" svg:y2="6.65cm">
          <text:p/>
        </draw:line>
        <draw:line draw:style-name="gr130" draw:text-style-name="P17" draw:layer="layout" svg:x1="8.483cm" svg:y1="13.059cm" svg:x2="19.445cm" svg:y2="13.041cm">
          <text:p/>
        </draw:line>
        <draw:frame draw:style-name="gr66" draw:text-style-name="P1" draw:layer="layout" svg:width="1.068cm" svg:height="0.878cm" svg:x="19.719cm" svg:y="6.44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31" draw:text-style-name="P25" draw:layer="layout" svg:width="1.422cm" svg:height="0.965cm" svg:x="19.471cm" svg:y="6.407cm">
          <text:p/>
          <draw:enhanced-geometry svg:viewBox="0 0 21600 21600" draw:type="rectangle" draw:enhanced-path="M 0 0 L 21600 0 21600 21600 0 21600 0 0 Z N"/>
        </draw:custom-shape>
        <draw:frame draw:style-name="gr132" draw:text-style-name="P1" draw:layer="layout" svg:width="1.727cm" svg:height="1.041cm" svg:x="20.167cm" svg:y="13.514cm">
          <draw:image xlink:href="Pictures/100002010000040300000248A3AB9C12646B2544.png" xlink:type="simple" xlink:show="embed" xlink:actuate="onLoad" loext:mime-type="image/png">
            <text:p/>
          </draw:image>
        </draw:frame>
        <draw:line draw:style-name="gr133" draw:text-style-name="P3" draw:layer="layout" svg:x1="7.561cm" svg:y1="13.051cm" svg:x2="9.491cm" svg:y2="13.052cm">
          <text:p/>
        </draw:line>
        <draw:frame draw:style-name="gr119" draw:text-style-name="P1" draw:layer="layout" svg:width="3.251cm" svg:height="1.194cm" draw:transform="rotate (1.10706234454) translate (9.374cm 11.944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4" draw:text-style-name="P1" draw:layer="layout" svg:width="2.131cm" svg:height="1.136cm" svg:x="10.535cm" svg:y="11.943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5" draw:text-style-name="P1" draw:layer="layout" svg:width="4.731cm" svg:height="1.136cm" svg:x="15.036cm" svg:y="11.943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6" draw:text-style-name="P1" draw:layer="layout" svg:width="5.914cm" svg:height="1.293cm" svg:x="14.841cm" svg:y="8.391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3" draw:id="id13" draw:layer="layout" svg:width="2.002cm" svg:height="1.285cm" draw:transform="skewX (-0.00785398163397448) rotate (-3.14159265358979) translate (25.242cm 10.248cm)" draw:kind="cut" draw:start-angle="88.96" draw:end-angle="271.12">
          <text:p/>
        </draw:ellipse>
        <draw:connector draw:style-name="gr7" draw:text-style-name="P7" draw:layer="layout" draw:type="curve" draw:line-skew="-0.378cm" svg:x1="25.237cm" svg:y1="9.606cm" svg:x2="24.914cm" svg:y2="11.009cm" draw:start-shape="id13" draw:start-glue-point="3" svg:d="M25237 9606c184 0 346 1403-323 1403" svg:viewBox="0 0 485 1404">
          <text:p/>
        </draw:connector>
        <draw:ellipse draw:style-name="gr6" draw:text-style-name="P6" xml:id="id14" draw:id="id14" draw:layer="layout" svg:width="2.002cm" svg:height="1.285cm" draw:transform="skewX (-0.00785398163397456) rotate (-2.0943951023932) translate (23.967cm 6.433cm)" draw:kind="cut" draw:start-angle="88.96" draw:end-angle="271.12">
          <text:p/>
        </draw:ellipse>
        <draw:connector draw:style-name="gr7" draw:text-style-name="P7" draw:layer="layout" draw:type="curve" draw:line-skew="0.172cm" svg:x1="23.409cm" svg:y1="6.116cm" svg:x2="24.871cm" svg:y2="6.489cm" draw:start-shape="id14" draw:start-glue-point="3" svg:d="M23409 6116c0-577 1462-764 1462 373" svg:viewBox="0 0 1463 832">
          <text:p/>
        </draw:connector>
        <draw:custom-shape draw:style-name="gr137" draw:text-style-name="P13" draw:layer="layout" svg:width="2.032cm" svg:height="1.524cm" svg:x="12.868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draw:layer="layout" svg:width="2.032cm" svg:height="1.524cm" svg:x="12.868cm" svg:y="12.286cm">
          <text:p/>
          <draw:enhanced-geometry svg:viewBox="0 0 21600 21600" draw:type="rectangle" draw:enhanced-path="M 0 0 L 21600 0 21600 21600 0 21600 0 0 Z N"/>
        </draw:custom-shape>
        <draw:frame draw:style-name="gr139" draw:text-style-name="P1" draw:layer="layout" svg:width="1.829cm" svg:height="1.067cm" svg:x="12.948cm" svg:y="12.505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40" draw:text-style-name="P1" draw:layer="layout" svg:width="1.829cm" svg:height="1.16cm" svg:x="12.949cm" svg:y="9.031cm">
          <draw:image xlink:href="Pictures/10000201000000FA00000140B1CE5A597B2E8A83.png" xlink:type="simple" xlink:show="embed" xlink:actuate="onLoad" loext:mime-type="image/png">
            <text:p/>
          </draw:image>
        </draw:frame>
      </draw:page>
      <draw:page draw:name="page15" draw:style-name="dp1" draw:master-page-name="Default">
        <draw:custom-shape draw:style-name="gr141" draw:text-style-name="P33" draw:layer="layout" svg:width="4.775cm" svg:height="9.5cm" svg:x="20.865cm" svg:y="6.058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42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42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45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46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47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24" draw:text-style-name="P7" draw:layer="layout" svg:x1="12.258cm" svg:y1="8.245cm" svg:x2="12.258cm" svg:y2="14.508cm">
          <text:p/>
        </draw:line>
        <draw:line draw:style-name="gr124" draw:text-style-name="P7" draw:layer="layout" svg:x1="20.679cm" svg:y1="8.245cm" svg:x2="20.679cm" svg:y2="12.271cm">
          <text:p/>
        </draw:line>
        <draw:line draw:style-name="gr125" draw:text-style-name="P17" draw:layer="layout" svg:x1="11.147cm" svg:y1="11.042cm" svg:x2="21.856cm" svg:y2="11.042cm">
          <text:p/>
        </draw:line>
        <draw:custom-shape draw:style-name="gr148" draw:text-style-name="P25" draw:layer="layout" svg:width="1.981cm" svg:height="0.965cm" svg:x="10.275cm" svg:y="7.83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484cm" svg:y="7.866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127" draw:text-style-name="P17" draw:layer="layout" svg:x1="19.368cm" svg:y1="14.518cm" svg:x2="21.406cm" svg:y2="10.988cm">
          <text:p/>
        </draw:line>
        <draw:frame draw:style-name="gr1" draw:text-style-name="P1" draw:layer="layout" svg:width="1.118cm" svg:height="0.787cm" svg:x="7.178cm" svg:y="13.5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27" draw:text-style-name="P17" draw:layer="layout" svg:x1="21.329cm" svg:y1="11.046cm" svg:x2="24.203cm" svg:y2="11.046cm">
          <text:p/>
        </draw:line>
        <draw:line draw:style-name="gr128" draw:text-style-name="P17" draw:layer="layout" svg:x1="21.239cm" svg:y1="11.046cm" svg:x2="24.063cm" svg:y2="11.046cm">
          <text:p/>
        </draw:line>
        <draw:line draw:style-name="gr125" draw:text-style-name="P17" draw:layer="layout" svg:x1="9.191cm" svg:y1="14.509cm" svg:x2="11.216cm" svg:y2="11.001cm">
          <text:p/>
        </draw:line>
        <draw:line draw:style-name="gr125" draw:text-style-name="P17" draw:layer="layout" svg:x1="21.373cm" svg:y1="11.041cm" svg:x2="22.979cm" svg:y2="8.261cm">
          <text:p/>
        </draw:line>
        <draw:line draw:style-name="gr129" draw:text-style-name="P17" draw:layer="layout" svg:x1="21.305cm" svg:y1="11.165cm" svg:x2="23.088cm" svg:y2="8.076cm">
          <text:p/>
        </draw:line>
        <draw:line draw:style-name="gr130" draw:text-style-name="P17" draw:layer="layout" svg:x1="7.251cm" svg:y1="14.487cm" svg:x2="19.431cm" svg:y2="14.467cm">
          <text:p/>
        </draw:line>
        <draw:frame draw:style-name="gr66" draw:text-style-name="P1" draw:layer="layout" svg:width="1.068cm" svg:height="0.878cm" svg:x="19.505cm" svg:y="7.869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49" draw:text-style-name="P25" draw:layer="layout" svg:width="1.422cm" svg:height="0.965cm" svg:x="19.257cm" svg:y="7.833cm">
          <text:p/>
          <draw:enhanced-geometry svg:viewBox="0 0 21600 21600" draw:type="rectangle" draw:enhanced-path="M 0 0 L 21600 0 21600 21600 0 21600 0 0 Z N"/>
        </draw:custom-shape>
        <draw:line draw:style-name="gr133" draw:text-style-name="P3" draw:layer="layout" svg:x1="7.247cm" svg:y1="14.487cm" svg:x2="9.177cm" svg:y2="14.488cm">
          <text:p/>
        </draw:line>
        <draw:frame draw:style-name="gr119" draw:text-style-name="P1" draw:layer="layout" svg:width="3.251cm" svg:height="1.194cm" draw:transform="rotate (1.10706234454) translate (8.86cm 13.0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4" draw:text-style-name="P1" draw:layer="layout" svg:width="2.131cm" svg:height="1.136cm" svg:x="10.2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5" draw:id="id15" draw:layer="layout" svg:width="2.002cm" svg:height="1.285cm" draw:transform="skewX (-0.00785398163397448) rotate (-3.14159265358979) translate (25.228cm 11.691cm)" draw:kind="cut" draw:start-angle="88.96" draw:end-angle="271.12">
          <text:p/>
        </draw:ellipse>
        <draw:connector draw:style-name="gr7" draw:text-style-name="P7" draw:layer="layout" draw:type="curve" draw:line-skew="-0.378cm" svg:x1="25.223cm" svg:y1="11.049cm" svg:x2="24.9cm" svg:y2="12.435cm" draw:start-shape="id15" draw:start-glue-point="3" svg:d="M25223 11049c184 0 346 1386-323 1386" svg:viewBox="0 0 485 1387">
          <text:p/>
        </draw:connector>
        <draw:ellipse draw:style-name="gr6" draw:text-style-name="P6" xml:id="id16" draw:id="id16" draw:layer="layout" svg:width="2.002cm" svg:height="1.285cm" draw:transform="skewX (-0.00785398163397456) rotate (-2.0943951023932) translate (23.953cm 7.859cm)" draw:kind="cut" draw:start-angle="88.96" draw:end-angle="271.12">
          <text:p/>
        </draw:ellipse>
        <draw:connector draw:style-name="gr7" draw:text-style-name="P7" draw:layer="layout" draw:type="curve" draw:line-skew="0.172cm" svg:x1="23.395cm" svg:y1="7.542cm" svg:x2="24.857cm" svg:y2="7.915cm" draw:start-shape="id16" draw:start-glue-point="3" svg:d="M23395 7542c0-577 1462-764 1462 373" svg:viewBox="0 0 1463 832">
          <text:p/>
        </draw:connector>
        <draw:custom-shape draw:style-name="gr150" draw:text-style-name="P13" draw:layer="layout" svg:width="2.134cm" svg:height="1.424cm" svg:x="12.7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13" draw:layer="layout" svg:width="2.134cm" svg:height="1.396cm" svg:x="12.704cm" svg:y="13.757cm">
          <text:p/>
          <draw:enhanced-geometry svg:viewBox="0 0 21600 21600" draw:type="rectangle" draw:enhanced-path="M 0 0 L 21600 0 21600 21600 0 21600 0 0 Z N"/>
        </draw:custom-shape>
        <draw:frame draw:style-name="gr152" draw:text-style-name="P1" draw:layer="layout" svg:width="4.696cm" svg:height="1.136cm" svg:x="15.14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3" draw:text-style-name="P1" draw:layer="layout" svg:width="5.845cm" svg:height="1.112cm" svg:x="15.008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0" draw:text-style-name="P1" draw:layer="layout" svg:width="1.93cm" svg:height="1.168cm" svg:x="12.805cm" svg:y="10.426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54" draw:text-style-name="P1" draw:layer="layout" svg:width="1.93cm" svg:height="1.366cm" svg:x="12.805cm" svg:y="13.724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55" draw:text-style-name="P1" draw:layer="layout" svg:width="2.233cm" svg:height="0.87cm" draw:transform="rotate (1.0471975511966) translate (20.912cm 9.932cm)">
          <draw:image xlink:href="Pictures/100002010000014E0000013000D0D035C6697261.png" xlink:type="simple" xlink:show="embed" xlink:actuate="onLoad" loext:mime-type="image/png">
            <text:p/>
          </draw:image>
        </draw:frame>
        <draw:g>
          <draw:frame draw:style-name="gr156" draw:text-style-name="P1" draw:layer="layout" svg:width="1.106cm" svg:height="0.807cm" svg:x="22.005cm" svg:y="10.159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57" draw:text-style-name="P1" draw:layer="layout" svg:width="1.074cm" svg:height="0.799cm" svg:x="23.101cm" svg:y="10.15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16" draw:style-name="dp1" draw:master-page-name="Default">
        <draw:custom-shape draw:style-name="gr141" draw:text-style-name="P33" draw:layer="layout" svg:width="4.775cm" svg:height="9.5cm" svg:x="20.865cm" svg:y="6.138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42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42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45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46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47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24" draw:text-style-name="P7" draw:layer="layout" svg:x1="12.158cm" svg:y1="8.245cm" svg:x2="12.158cm" svg:y2="14.508cm">
          <text:p/>
        </draw:line>
        <draw:line draw:style-name="gr124" draw:text-style-name="P7" draw:layer="layout" svg:x1="20.579cm" svg:y1="8.245cm" svg:x2="20.579cm" svg:y2="12.442cm">
          <text:p/>
        </draw:line>
        <draw:line draw:style-name="gr125" draw:text-style-name="P17" draw:layer="layout" svg:x1="11.147cm" svg:y1="11.042cm" svg:x2="21.856cm" svg:y2="11.042cm">
          <text:p/>
        </draw:line>
        <draw:line draw:style-name="gr127" draw:text-style-name="P17" draw:layer="layout" svg:x1="19.368cm" svg:y1="14.518cm" svg:x2="21.406cm" svg:y2="10.988cm">
          <text:p/>
        </draw:line>
        <draw:line draw:style-name="gr127" draw:text-style-name="P17" draw:layer="layout" svg:x1="21.329cm" svg:y1="11.046cm" svg:x2="24.203cm" svg:y2="11.046cm">
          <text:p/>
        </draw:line>
        <draw:line draw:style-name="gr128" draw:text-style-name="P17" draw:layer="layout" svg:x1="21.239cm" svg:y1="11.046cm" svg:x2="24.063cm" svg:y2="11.046cm">
          <text:p/>
        </draw:line>
        <draw:line draw:style-name="gr125" draw:text-style-name="P17" draw:layer="layout" svg:x1="9.191cm" svg:y1="14.509cm" svg:x2="11.216cm" svg:y2="11.001cm">
          <text:p/>
        </draw:line>
        <draw:line draw:style-name="gr125" draw:text-style-name="P17" draw:layer="layout" svg:x1="21.373cm" svg:y1="11.041cm" svg:x2="22.979cm" svg:y2="8.261cm">
          <text:p/>
        </draw:line>
        <draw:line draw:style-name="gr129" draw:text-style-name="P17" draw:layer="layout" svg:x1="21.305cm" svg:y1="11.165cm" svg:x2="23.088cm" svg:y2="8.076cm">
          <text:p/>
        </draw:line>
        <draw:line draw:style-name="gr130" draw:text-style-name="P17" draw:layer="layout" svg:x1="7.251cm" svg:y1="14.487cm" svg:x2="19.431cm" svg:y2="14.467cm">
          <text:p/>
        </draw:line>
        <draw:line draw:style-name="gr133" draw:text-style-name="P3" draw:layer="layout" svg:x1="7.247cm" svg:y1="14.487cm" svg:x2="9.177cm" svg:y2="14.488cm">
          <text:p/>
        </draw:line>
        <draw:frame draw:style-name="gr119" draw:text-style-name="P1" draw:layer="layout" svg:width="3.251cm" svg:height="1.194cm" draw:transform="rotate (1.10706234454) translate (8.76cm 13.1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4" draw:text-style-name="P1" draw:layer="layout" svg:width="2.131cm" svg:height="1.136cm" svg:x="10.0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7" draw:id="id17" draw:layer="layout" svg:width="2.002cm" svg:height="1.285cm" draw:transform="skewX (-0.00785398163397456) rotate (-2.0943951023932) translate (23.953cm 7.859cm)" draw:kind="cut" draw:start-angle="88.96" draw:end-angle="271.12">
          <text:p/>
        </draw:ellipse>
        <draw:connector draw:style-name="gr7" draw:text-style-name="P7" draw:layer="layout" draw:type="curve" draw:line-skew="0.278cm" svg:x1="23.395cm" svg:y1="7.542cm" svg:x2="24.857cm" svg:y2="7.915cm" draw:start-shape="id17" draw:start-glue-point="3" svg:d="M23395 7542c0-418 1462-605 1462 373" svg:viewBox="0 0 1463 713">
          <text:p/>
        </draw:connector>
        <draw:frame draw:style-name="gr152" draw:text-style-name="P1" draw:layer="layout" svg:width="4.696cm" svg:height="1.136cm" svg:x="14.85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3" draw:text-style-name="P1" draw:layer="layout" svg:width="5.845cm" svg:height="1.112cm" svg:x="14.775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custom-shape draw:style-name="gr150" draw:text-style-name="P13" draw:layer="layout" svg:width="2.134cm" svg:height="1.424cm" svg:x="12.6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13" draw:layer="layout" svg:width="2.134cm" svg:height="1.396cm" svg:x="12.604cm" svg:y="13.757cm">
          <text:p/>
          <draw:enhanced-geometry svg:viewBox="0 0 21600 21600" draw:type="rectangle" draw:enhanced-path="M 0 0 L 21600 0 21600 21600 0 21600 0 0 Z N"/>
        </draw:custom-shape>
        <draw:frame draw:style-name="gr154" draw:text-style-name="P1" draw:layer="layout" svg:width="1.93cm" svg:height="1.366cm" svg:x="12.705cm" svg:y="10.312cm">
          <draw:image xlink:href="Pictures/10000201000000FA00000140B1CE5A597B2E8A83.png" xlink:type="simple" xlink:show="embed" xlink:actuate="onLoad" loext:mime-type="image/png">
            <text:p/>
          </draw:image>
        </draw:frame>
        <draw:custom-shape draw:style-name="gr158" draw:text-style-name="P25" draw:layer="layout" svg:width="2.083cm" svg:height="1.067cm" svg:x="10.075cm" svg:y="7.543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25" draw:layer="layout" svg:width="2.184cm" svg:height="1.067cm" svg:x="18.394cm" svg:y="7.543cm">
          <text:p/>
          <draw:enhanced-geometry svg:viewBox="0 0 21600 21600" draw:type="rectangle" draw:enhanced-path="M 0 0 L 21600 0 21600 21600 0 21600 0 0 Z N"/>
        </draw:custom-shape>
        <draw:frame draw:style-name="gr160" draw:text-style-name="P1" draw:layer="layout" svg:width="1.87cm" svg:height="0.866cm" svg:x="10.158cm" svg:y="7.643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161" draw:text-style-name="P1" draw:layer="layout" svg:width="2.087cm" svg:height="0.813cm" svg:x="18.428cm" svg:y="7.67cm">
          <draw:image xlink:href="Pictures/1000020100000130000001102162B9CD0E869E5B.png" xlink:type="simple" xlink:show="embed" xlink:actuate="onLoad" loext:mime-type="image/png">
            <text:p/>
          </draw:image>
        </draw:frame>
        <draw:g>
          <draw:frame draw:style-name="gr156" draw:text-style-name="P1" draw:layer="layout" svg:width="1.038cm" svg:height="0.807cm" svg:x="22.013cm" svg:y="10.1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57" draw:text-style-name="P1" draw:layer="layout" svg:width="1.008cm" svg:height="0.797cm" svg:x="23.041cm" svg:y="10.1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162" draw:text-style-name="P1" draw:layer="layout" svg:width="1.037cm" svg:height="0.811cm" draw:transform="rotate (1.0471975511966) translate (20.9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63" draw:text-style-name="P1" draw:layer="layout" svg:width="1.004cm" svg:height="0.807cm" draw:transform="rotate (1.0471975511966) translate (21.5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ellipse draw:style-name="gr6" draw:text-style-name="P6" xml:id="id18" draw:id="id18" draw:layer="layout" svg:width="2.002cm" svg:height="1.285cm" draw:transform="skewX (-0.00785398163397448) rotate (-3.14159265358979) translate (25.229cm 11.692cm)" draw:kind="cut" draw:start-angle="88.96" draw:end-angle="271.12">
          <text:p/>
        </draw:ellipse>
        <draw:connector draw:style-name="gr7" draw:text-style-name="P7" draw:layer="layout" draw:type="curve" draw:line-skew="-0.378cm" svg:x1="25.224cm" svg:y1="11.05cm" svg:x2="24.901cm" svg:y2="12.436cm" draw:start-shape="id18" draw:start-glue-point="3" svg:d="M25224 11050c184 0 346 1386-323 1386" svg:viewBox="0 0 485 1387">
          <text:p/>
        </draw:connector>
        <draw:frame draw:style-name="gr1" draw:text-style-name="P1" draw:layer="layout" svg:width="1.168cm" svg:height="0.914cm" svg:x="7.205cm" svg:y="13.506cm">
          <draw:image xlink:href="Pictures/10000201000000EA000000A1702D6CF4690B99B2.png" xlink:type="simple" xlink:show="embed" xlink:actuate="onLoad" loext:mime-type="image/png">
            <text:p/>
          </draw:image>
        </draw:frame>
        <draw:frame draw:style-name="gr140" draw:text-style-name="P1" draw:layer="layout" svg:width="1.93cm" svg:height="1.168cm" svg:x="12.705cm" svg:y="13.884cm">
          <draw:image xlink:href="Pictures/10000201000000FA00000140B1CE5A597B2E8A83.png" xlink:type="simple" xlink:show="embed" xlink:actuate="onLoad" loext:mime-type="image/png">
            <text:p/>
          </draw:image>
        </draw:frame>
      </draw:page>
      <draw:page draw:name="page17" draw:style-name="dp1" draw:master-page-name="Default">
        <draw:custom-shape draw:style-name="gr141" draw:text-style-name="P33" draw:layer="layout" svg:width="4.775cm" svg:height="9.5cm" svg:x="20.865cm" svg:y="6.032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42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42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45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46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47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24" draw:text-style-name="P7" draw:layer="layout" svg:x1="12.258cm" svg:y1="8.245cm" svg:x2="12.258cm" svg:y2="14.508cm">
          <text:p/>
        </draw:line>
        <draw:line draw:style-name="gr124" draw:text-style-name="P7" draw:layer="layout" svg:x1="20.679cm" svg:y1="8.245cm" svg:x2="20.679cm" svg:y2="12.271cm">
          <text:p/>
        </draw:line>
        <draw:line draw:style-name="gr125" draw:text-style-name="P17" draw:layer="layout" svg:x1="11.147cm" svg:y1="11.042cm" svg:x2="21.856cm" svg:y2="11.042cm">
          <text:p/>
        </draw:line>
        <draw:line draw:style-name="gr127" draw:text-style-name="P17" draw:layer="layout" svg:x1="19.368cm" svg:y1="14.518cm" svg:x2="21.406cm" svg:y2="10.988cm">
          <text:p/>
        </draw:line>
        <draw:frame draw:style-name="gr1" draw:text-style-name="P1" draw:layer="layout" svg:width="1.118cm" svg:height="0.787cm" svg:x="7.178cm" svg:y="13.5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27" draw:text-style-name="P17" draw:layer="layout" svg:x1="21.329cm" svg:y1="11.046cm" svg:x2="24.203cm" svg:y2="11.046cm">
          <text:p/>
        </draw:line>
        <draw:line draw:style-name="gr128" draw:text-style-name="P17" draw:layer="layout" svg:x1="21.239cm" svg:y1="11.046cm" svg:x2="24.063cm" svg:y2="11.046cm">
          <text:p/>
        </draw:line>
        <draw:line draw:style-name="gr125" draw:text-style-name="P17" draw:layer="layout" svg:x1="9.191cm" svg:y1="14.509cm" svg:x2="11.216cm" svg:y2="11.001cm">
          <text:p/>
        </draw:line>
        <draw:line draw:style-name="gr125" draw:text-style-name="P17" draw:layer="layout" svg:x1="21.373cm" svg:y1="11.041cm" svg:x2="22.979cm" svg:y2="8.261cm">
          <text:p/>
        </draw:line>
        <draw:line draw:style-name="gr129" draw:text-style-name="P17" draw:layer="layout" svg:x1="21.305cm" svg:y1="11.165cm" svg:x2="23.088cm" svg:y2="8.076cm">
          <text:p/>
        </draw:line>
        <draw:line draw:style-name="gr130" draw:text-style-name="P17" draw:layer="layout" svg:x1="7.251cm" svg:y1="14.487cm" svg:x2="19.431cm" svg:y2="14.467cm">
          <text:p/>
        </draw:line>
        <draw:line draw:style-name="gr133" draw:text-style-name="P3" draw:layer="layout" svg:x1="7.247cm" svg:y1="14.487cm" svg:x2="9.177cm" svg:y2="14.488cm">
          <text:p/>
        </draw:line>
        <draw:frame draw:style-name="gr119" draw:text-style-name="P1" draw:layer="layout" svg:width="3.251cm" svg:height="1.194cm" draw:transform="rotate (1.10706234454) translate (8.86cm 13.0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4" draw:text-style-name="P1" draw:layer="layout" svg:width="2.131cm" svg:height="1.136cm" svg:x="10.2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custom-shape draw:style-name="gr150" draw:text-style-name="P13" draw:layer="layout" svg:width="2.134cm" svg:height="1.424cm" svg:x="12.7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13" draw:layer="layout" svg:width="2.134cm" svg:height="1.396cm" svg:x="12.704cm" svg:y="13.757cm">
          <text:p/>
          <draw:enhanced-geometry svg:viewBox="0 0 21600 21600" draw:type="rectangle" draw:enhanced-path="M 0 0 L 21600 0 21600 21600 0 21600 0 0 Z N"/>
        </draw:custom-shape>
        <draw:frame draw:style-name="gr152" draw:text-style-name="P1" draw:layer="layout" svg:width="4.696cm" svg:height="1.136cm" svg:x="15.14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3" draw:text-style-name="P1" draw:layer="layout" svg:width="5.845cm" svg:height="1.112cm" svg:x="15.008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0" draw:text-style-name="P1" draw:layer="layout" svg:width="1.93cm" svg:height="1.168cm" svg:x="12.805cm" svg:y="10.426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54" draw:text-style-name="P1" draw:layer="layout" svg:width="1.93cm" svg:height="1.366cm" svg:x="12.805cm" svg:y="13.724cm">
          <draw:image xlink:href="Pictures/10000201000000FA00000140B1CE5A597B2E8A83.png" xlink:type="simple" xlink:show="embed" xlink:actuate="onLoad" loext:mime-type="image/png">
            <text:p/>
          </draw:image>
        </draw:frame>
        <draw:custom-shape draw:style-name="gr164" draw:text-style-name="P25" draw:layer="layout" svg:width="2.083cm" svg:height="1.016cm" svg:x="10.175cm" svg:y="7.59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25" draw:layer="layout" svg:width="2.184cm" svg:height="1.016cm" svg:x="18.488cm" svg:y="7.598cm">
          <text:p/>
          <draw:enhanced-geometry svg:viewBox="0 0 21600 21600" draw:type="rectangle" draw:enhanced-path="M 0 0 L 21600 0 21600 21600 0 21600 0 0 Z N"/>
        </draw:custom-shape>
        <draw:frame draw:style-name="gr160" draw:text-style-name="P1" draw:layer="layout" svg:width="1.87cm" svg:height="0.866cm" svg:x="10.258cm" svg:y="7.635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161" draw:text-style-name="P1" draw:layer="layout" svg:width="2.087cm" svg:height="0.815cm" svg:x="18.522cm" svg:y="7.715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166" draw:text-style-name="P13" draw:layer="layout" svg:width="2.134cm" svg:height="1.575cm" svg:x="23.23cm" svg:y="10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7" draw:text-style-name="P7" draw:layer="layout" svg:x1="24.238cm" svg:y1="10.999cm" svg:x2="24.582cm" svg:y2="10.313cm">
          <text:p/>
        </draw:line>
        <draw:ellipse draw:style-name="gr168" draw:text-style-name="P26" draw:layer="layout" svg:width="0.812cm" svg:height="0.745cm" draw:transform="skewX (0.00942477796076938) translate (23.844cm 10.624cm)" draw:kind="arc" draw:start-angle="0" draw:end-angle="180.4">
          <text:p/>
        </draw:ellipse>
        <draw:g>
          <draw:frame draw:style-name="gr162" draw:text-style-name="P1" draw:layer="layout" svg:width="3.451cm" svg:height="2.43cm" svg:x="18.69cm" svg:y="17.583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63" draw:text-style-name="P1" draw:layer="layout" svg:width="3.346cm" svg:height="2.418cm" svg:x="22.11cm" svg:y="17.607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156" draw:text-style-name="P1" draw:layer="layout" svg:width="0.989cm" svg:height="0.722cm" svg:x="23.327cm" svg:y="11.0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57" draw:text-style-name="P1" draw:layer="layout" svg:width="0.96cm" svg:height="0.714cm" svg:x="24.307cm" svg:y="11.074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custom-shape draw:style-name="gr169" draw:text-style-name="P37" draw:layer="layout" svg:width="2.134cm" svg:height="1.575cm" draw:transform="rotate (1.0471975511966) translate (21.682cm 8.8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7" draw:text-style-name="P7" draw:layer="layout" svg:x1="22.821cm" svg:y1="8.377cm" svg:x2="22.399cm" svg:y2="7.736cm">
            <text:p/>
          </draw:line>
          <draw:ellipse draw:style-name="gr168" draw:text-style-name="P26" draw:layer="layout" svg:width="0.812cm" svg:height="0.745cm" draw:transform="skewX (0.00942477796076941) rotate (1.0471975511966) translate (22.299cm 8.531cm)" draw:kind="arc" draw:start-angle="0" draw:end-angle="180.4">
            <text:p/>
          </draw:ellipse>
          <draw:g>
            <draw:frame draw:style-name="gr156" draw:text-style-name="P1" draw:layer="layout" svg:width="0.989cm" svg:height="0.722cm" draw:transform="rotate (1.0471975511966) translate (22.435cm 9.207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57" draw:text-style-name="P1" draw:layer="layout" svg:width="0.96cm" svg:height="0.714cm" draw:transform="rotate (1.0471975511966) translate (22.92cm 8.355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</draw:g>
      </draw:page>
      <draw:page draw:name="page18" draw:style-name="dp1" draw:master-page-name="Default">
        <draw:custom-shape draw:style-name="gr170" draw:text-style-name="P44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45" draw:layer="layout" svg:width="15.238cm" svg:height="5.892cm" draw:transform="skewX (2.07413593384466E-017) rotate (2.96705972839036) translate (23.698cm 15.67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2.402cm" svg:y1="6.339cm" svg:x2="12.402cm" svg:y2="12.602cm">
          <text:p/>
        </draw:line>
        <draw:line draw:style-name="gr172" draw:text-style-name="P3" draw:layer="layout" svg:x1="9.748cm" svg:y1="12.545cm" svg:x2="13.283cm" svg:y2="10.505cm">
          <text:p/>
        </draw:line>
        <draw:line draw:style-name="gr63" draw:text-style-name="P7" draw:layer="layout" svg:x1="22.302cm" svg:y1="6.339cm" svg:x2="22.302cm" svg:y2="11.276cm">
          <text:p/>
        </draw:line>
        <draw:line draw:style-name="gr172" draw:text-style-name="P3" draw:layer="layout" svg:x1="13.241cm" svg:y1="10.494cm" svg:x2="23.639cm" svg:y2="10.494cm">
          <text:p/>
        </draw:line>
        <draw:line draw:style-name="gr173" draw:text-style-name="P3" draw:layer="layout" svg:x1="20.253cm" svg:y1="12.507cm" svg:x2="23.739cm" svg:y2="10.494cm">
          <text:p/>
        </draw:line>
        <draw:line draw:style-name="gr173" draw:text-style-name="P3" draw:layer="layout" svg:x1="23.675cm" svg:y1="10.496cm" svg:x2="28.815cm" svg:y2="10.496cm">
          <text:p/>
        </draw:line>
        <draw:line draw:style-name="gr173" draw:text-style-name="P3" draw:layer="layout" svg:x1="2.321cm" svg:y1="12.505cm" svg:x2="20.152cm" svg:y2="12.506cm">
          <text:p/>
        </draw:line>
        <draw:line draw:style-name="gr34" draw:text-style-name="P17" draw:layer="layout" svg:x1="23.438cm" svg:y1="10.667cm" svg:x2="27.989cm" svg:y2="8.039cm">
          <text:p/>
        </draw:line>
        <draw:line draw:style-name="gr37" draw:text-style-name="P17" draw:layer="layout" svg:x1="23.437cm" svg:y1="10.668cm" svg:x2="27.988cm" svg:y2="8.04cm">
          <text:p/>
        </draw:line>
        <draw:g>
          <draw:custom-shape draw:style-name="gr174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74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5" draw:text-style-name="P46" draw:layer="layout" svg:width="1.778cm" svg:height="0.254cm" draw:transform="rotate (1.39626340159546) translate (19.994cm 13.38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5" draw:text-style-name="P46" draw:layer="layout" svg:width="1.778cm" svg:height="0.254cm" draw:transform="rotate (1.39626340159546) translate (13.062cm 11.25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6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7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22" draw:id="id22" draw:layer="layout" svg:width="0.049cm" svg:height="0.049cm" svg:x="16.207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8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9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0" draw:text-style-name="P47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4.135cm" svg:y1="10.496cm" svg:x2="28.656cm" svg:y2="10.496cm">
          <text:p/>
        </draw:line>
        <draw:custom-shape draw:style-name="gr82" draw:text-style-name="P26" xml:id="id23" draw:id="id23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5" draw:id="id25" draw:layer="layout" svg:width="0.049cm" svg:height="0.049cm" svg:x="19.634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81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7" draw:layer="layout" draw:type="curve" draw:line-skew="0.099cm" svg:x1="17.327cm" svg:y1="9.825cm" svg:x2="18.46cm" svg:y2="9.111cm" draw:end-shape="id19" draw:end-glue-point="3" svg:d="M17327 9825c624 0 58-714 1133-714" svg:viewBox="0 0 1134 715">
          <text:p/>
        </draw:connector>
        <draw:connector draw:style-name="gr182" draw:text-style-name="P7" draw:layer="layout" draw:type="curve" draw:line-skew="-0.227cm" svg:x1="20.431cm" svg:y1="10.444cm" svg:x2="20.152cm" svg:y2="9.111cm" draw:end-shape="id19" draw:end-glue-point="1" svg:d="M20431 10444c-9 0 130-1333-279-1333" svg:viewBox="0 0 296 1334">
          <text:p/>
        </draw:connector>
        <draw:custom-shape draw:style-name="gr183" draw:text-style-name="P48" xml:id="id20" draw:id="id20" draw:layer="layout" svg:width="0.049cm" svg:height="0.049cm" svg:x="12.966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9" draw:id="id19" draw:layer="layout" svg:width="1.692cm" svg:height="1.101cm" svg:x="18.46cm" svg:y="8.561cm">
          <draw:image xlink:href="Pictures/1000020100000280000001A2401834828C72D74E.png" xlink:type="simple" xlink:show="embed" xlink:actuate="onLoad" loext:mime-type="image/png">
            <text:p/>
          </draw:image>
        </draw:frame>
        <draw:frame draw:style-name="gr1" draw:text-style-name="P1" xml:id="id21" draw:id="id21" draw:layer="layout" svg:width="1.692cm" svg:height="1.101cm" svg:x="13.361cm" svg:y="13.34cm">
          <draw:image xlink:href="Pictures/1000020100000280000001A2401834828C72D74E.png" xlink:type="simple" xlink:show="embed" xlink:actuate="onLoad" loext:mime-type="image/png">
            <text:p/>
          </draw:image>
        </draw:frame>
        <draw:connector draw:style-name="gr182" draw:text-style-name="P49" draw:layer="layout" draw:type="curve" svg:x1="12.991cm" svg:y1="12.765cm" svg:x2="13.361cm" svg:y2="13.89cm" draw:start-shape="id20" draw:start-glue-point="8" draw:end-shape="id21" draw:end-glue-point="3" svg:d="M12991 12765c0 750 123 1125 370 1125" svg:viewBox="0 0 371 1126">
          <text:p/>
        </draw:connector>
        <draw:connector draw:style-name="gr182" draw:text-style-name="P7" draw:layer="layout" draw:type="curve" svg:x1="16.207cm" svg:y1="13.142cm" svg:x2="15.053cm" svg:y2="13.89cm" draw:start-shape="id22" draw:start-glue-point="6" draw:end-shape="id21" draw:end-glue-point="1" svg:d="M16207 13142c-867 0-290 748-1154 748" svg:viewBox="0 0 1155 749">
          <text:p/>
        </draw:connector>
        <draw:frame draw:style-name="gr1" draw:text-style-name="P1" xml:id="id24" draw:id="id24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84" draw:text-style-name="P20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5" draw:text-style-name="P50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186" draw:text-style-name="P7" draw:layer="layout" draw:type="curve" svg:x1="13.94cm" svg:y1="6.77cm" svg:x2="15.838cm" svg:y2="5.752cm" draw:start-shape="id23" draw:start-glue-point="10" draw:end-shape="id24" draw:end-glue-point="3" svg:d="M13940 6770c1425 0 476-1018 1898-1018" svg:viewBox="0 0 1899 1019">
          <text:p/>
        </draw:connector>
        <draw:connector draw:style-name="gr186" draw:text-style-name="P7" draw:layer="layout" draw:type="curve" svg:x1="19.637cm" svg:y1="6.758cm" svg:x2="17.87cm" svg:y2="5.752cm" draw:start-shape="id25" draw:start-glue-point="10" draw:end-shape="id24" draw:end-glue-point="1" svg:d="M19637 6758c-1326 0-443-1006-1767-1006" svg:viewBox="0 0 1768 1007">
          <text:p/>
        </draw:connector>
        <draw:line draw:style-name="gr118" draw:text-style-name="P3" draw:layer="layout" svg:x1="2.322cm" svg:y1="12.507cm" svg:x2="7.351cm" svg:y2="12.508cm">
          <text:p/>
        </draw:line>
        <draw:custom-shape draw:style-name="gr187" draw:text-style-name="P51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2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52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52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52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2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2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52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5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26" draw:id="id26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26" draw:start-glue-point="3" svg:d="M29028 7414c1236 0 714 1691 1045 1691" svg:viewBox="0 0 1046 1692">
          <text:p/>
        </draw:connector>
        <draw:custom-shape draw:style-name="gr189" draw:text-style-name="P52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5" draw:layer="layout" svg:width="2.083cm" svg:height="1.016cm" svg:x="10.329cm" svg:y="5.41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25" draw:layer="layout" svg:width="2.184cm" svg:height="1.016cm" svg:x="20.118cm" svg:y="5.414cm">
          <text:p/>
          <draw:enhanced-geometry svg:viewBox="0 0 21600 21600" draw:type="rectangle" draw:enhanced-path="M 0 0 L 21600 0 21600 21600 0 21600 0 0 Z N"/>
        </draw:custom-shape>
        <draw:frame draw:style-name="gr160" draw:text-style-name="P1" draw:layer="layout" svg:width="1.87cm" svg:height="0.866cm" svg:x="10.412cm" svg:y="5.4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161" draw:text-style-name="P1" draw:layer="layout" svg:width="2.087cm" svg:height="0.815cm" svg:x="20.152cm" svg:y="5.5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19" draw:style-name="dp1" draw:master-page-name="Default">
        <draw:custom-shape draw:style-name="gr170" draw:text-style-name="P44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45" draw:layer="layout" svg:width="15.238cm" svg:height="5.892cm" draw:transform="skewX (2.07413593384466E-017) rotate (2.96705972839036) translate (23.698cm 15.67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2.402cm" svg:y1="6.339cm" svg:x2="12.402cm" svg:y2="12.602cm">
          <text:p/>
        </draw:line>
        <draw:line draw:style-name="gr172" draw:text-style-name="P3" draw:layer="layout" svg:x1="9.748cm" svg:y1="12.545cm" svg:x2="13.283cm" svg:y2="10.505cm">
          <text:p/>
        </draw:line>
        <draw:line draw:style-name="gr63" draw:text-style-name="P7" draw:layer="layout" svg:x1="22.302cm" svg:y1="6.339cm" svg:x2="22.302cm" svg:y2="11.276cm">
          <text:p/>
        </draw:line>
        <draw:line draw:style-name="gr172" draw:text-style-name="P3" draw:layer="layout" svg:x1="13.241cm" svg:y1="10.494cm" svg:x2="23.639cm" svg:y2="10.494cm">
          <text:p/>
        </draw:line>
        <draw:line draw:style-name="gr173" draw:text-style-name="P3" draw:layer="layout" svg:x1="20.253cm" svg:y1="12.507cm" svg:x2="23.739cm" svg:y2="10.494cm">
          <text:p/>
        </draw:line>
        <draw:line draw:style-name="gr173" draw:text-style-name="P3" draw:layer="layout" svg:x1="23.675cm" svg:y1="10.496cm" svg:x2="28.815cm" svg:y2="10.496cm">
          <text:p/>
        </draw:line>
        <draw:line draw:style-name="gr173" draw:text-style-name="P3" draw:layer="layout" svg:x1="2.321cm" svg:y1="12.505cm" svg:x2="20.152cm" svg:y2="12.506cm">
          <text:p/>
        </draw:line>
        <draw:line draw:style-name="gr34" draw:text-style-name="P17" draw:layer="layout" svg:x1="23.438cm" svg:y1="10.667cm" svg:x2="27.989cm" svg:y2="8.039cm">
          <text:p/>
        </draw:line>
        <draw:line draw:style-name="gr37" draw:text-style-name="P17" draw:layer="layout" svg:x1="23.437cm" svg:y1="10.668cm" svg:x2="27.988cm" svg:y2="8.04cm">
          <text:p/>
        </draw:line>
        <draw:g>
          <draw:custom-shape draw:style-name="gr174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74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5" draw:text-style-name="P46" draw:layer="layout" svg:width="1.778cm" svg:height="0.254cm" draw:transform="rotate (1.39626340159546) translate (19.994cm 13.38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5" draw:text-style-name="P46" draw:layer="layout" svg:width="1.778cm" svg:height="0.254cm" draw:transform="rotate (1.39626340159546) translate (13.062cm 11.25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27" draw:id="id27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8" draw:id="id28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6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7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30" draw:id="id30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8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9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0" draw:text-style-name="P47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4.135cm" svg:y1="10.496cm" svg:x2="28.656cm" svg:y2="10.496cm">
          <text:p/>
        </draw:line>
        <draw:custom-shape draw:style-name="gr82" draw:text-style-name="P26" xml:id="id31" draw:id="id31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33" draw:id="id33" draw:layer="layout" svg:width="0.049cm" svg:height="0.049cm" svg:x="19.634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81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7" draw:layer="layout" draw:type="curve" svg:x1="17.327cm" svg:y1="9.861cm" svg:x2="18.46cm" svg:y2="9.153cm" draw:start-shape="id27" draw:start-glue-point="10" svg:d="M17327 9861c1225 0 659-708 1133-708" svg:viewBox="0 0 1134 709">
          <text:p/>
        </draw:connector>
        <draw:connector draw:style-name="gr182" draw:text-style-name="P7" draw:layer="layout" draw:type="curve" svg:x1="20.431cm" svg:y1="10.48cm" svg:x2="20.152cm" svg:y2="9.153cm" draw:start-shape="id28" draw:start-glue-point="4" svg:d="M20431 10480c0-1371-279-708-279-1327" svg:viewBox="0 0 280 1328">
          <text:p/>
        </draw:connector>
        <draw:custom-shape draw:style-name="gr82" draw:text-style-name="P26" xml:id="id29" draw:id="id29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82" draw:text-style-name="P7" draw:layer="layout" draw:type="curve" svg:x1="12.881cm" svg:y1="12.757cm" svg:x2="13.261cm" svg:y2="13.854cm" draw:start-shape="id29" draw:start-glue-point="8" svg:d="M12881 12757c0 1198 380 650 380 1097" svg:viewBox="0 0 381 1098">
          <text:p/>
        </draw:connector>
        <draw:connector draw:style-name="gr182" draw:text-style-name="P7" draw:layer="layout" draw:type="curve" svg:x1="16.107cm" svg:y1="13.106cm" svg:x2="14.953cm" svg:y2="13.854cm" draw:start-shape="id30" draw:start-glue-point="6" svg:d="M16107 13106c-1242 0-665 748-1154 748" svg:viewBox="0 0 1155 749">
          <text:p/>
        </draw:connector>
        <draw:frame draw:style-name="gr1" draw:text-style-name="P1" xml:id="id32" draw:id="id32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84" draw:text-style-name="P20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5" draw:text-style-name="P50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186" draw:text-style-name="P7" draw:layer="layout" draw:type="curve" svg:x1="13.94cm" svg:y1="6.77cm" svg:x2="15.838cm" svg:y2="5.752cm" draw:start-shape="id31" draw:start-glue-point="10" draw:end-shape="id32" draw:end-glue-point="3" svg:d="M13940 6770c1425 0 476-1018 1898-1018" svg:viewBox="0 0 1899 1019">
          <text:p/>
        </draw:connector>
        <draw:connector draw:style-name="gr186" draw:text-style-name="P7" draw:layer="layout" draw:type="curve" svg:x1="19.637cm" svg:y1="6.758cm" svg:x2="17.87cm" svg:y2="5.752cm" draw:start-shape="id33" draw:start-glue-point="10" draw:end-shape="id32" draw:end-glue-point="1" svg:d="M19637 6758c-1326 0-443-1006-1767-1006" svg:viewBox="0 0 1768 1007">
          <text:p/>
        </draw:connector>
        <draw:line draw:style-name="gr118" draw:text-style-name="P3" draw:layer="layout" svg:x1="2.322cm" svg:y1="12.507cm" svg:x2="7.351cm" svg:y2="12.508cm">
          <text:p/>
        </draw:line>
        <draw:custom-shape draw:style-name="gr187" draw:text-style-name="P51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1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2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52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52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52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2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90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2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52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5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34" draw:id="id34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34" draw:start-glue-point="3" svg:d="M29028 7414c1236 0 714 1691 1045 1691" svg:viewBox="0 0 1046 1692">
          <text:p/>
        </draw:connector>
        <draw:custom-shape draw:style-name="gr189" draw:text-style-name="P52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g>
          <draw:custom-shape draw:style-name="gr192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194" draw:text-style-name="P33" draw:layer="layout" svg:width="7.723cm" svg:height="11.227cm" svg:x="23.557cm" svg:y="5.151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195" draw:text-style-name="P1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96" draw:text-style-name="P1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97" draw:text-style-name="P1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98" draw:text-style-name="P1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4.266cm" svg:y1="8.319cm" svg:x2="14.266cm" svg:y2="13.432cm">
          <text:p/>
        </draw:line>
        <draw:custom-shape draw:style-name="gr64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22.21cm" svg:y1="8.304cm" svg:x2="22.21cm" svg:y2="13.432cm">
          <text:p/>
        </draw:line>
        <draw:line draw:style-name="gr36" draw:text-style-name="P17" draw:layer="layout" svg:x1="16.542cm" svg:y1="10.581cm" svg:x2="28.079cm" svg:y2="10.581cm">
          <text:p/>
        </draw:line>
        <draw:frame draw:style-name="gr55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3.432cm" svg:x2="25.274cm" svg:y2="10.55cm">
          <text:p/>
        </draw:line>
        <draw:line draw:style-name="gr27" draw:text-style-name="P17" draw:layer="layout" svg:x1="25.209cm" svg:y1="10.581cm" svg:x2="29.73cm" svg:y2="10.581cm">
          <text:p/>
        </draw:line>
        <draw:line draw:style-name="gr38" draw:text-style-name="P17" draw:layer="layout" svg:x1="25.209cm" svg:y1="10.581cm" svg:x2="29.73cm" svg:y2="10.581cm">
          <text:p/>
        </draw:line>
        <draw:line draw:style-name="gr34" draw:text-style-name="P17" draw:layer="layout" svg:x1="5.781cm" svg:y1="13.411cm" svg:x2="8.645cm" svg:y2="10.547cm">
          <text:p/>
        </draw:line>
        <draw:line draw:style-name="gr29" draw:text-style-name="P17" draw:layer="layout" svg:x1="10.697cm" svg:y1="13.401cm" svg:x2="22.464cm" svg:y2="13.401cm">
          <text:p/>
        </draw:line>
        <draw:line draw:style-name="gr68" draw:text-style-name="P17" draw:layer="layout" svg:x1="2.05cm" svg:y1="13.401cm" svg:x2="4.217cm" svg:y2="13.401cm">
          <text:p/>
        </draw:line>
        <draw:line draw:style-name="gr34" draw:text-style-name="P17" draw:layer="layout" svg:x1="25.192cm" svg:y1="10.632cm" svg:x2="28.908cm" svg:y2="6.916cm">
          <text:p/>
        </draw:line>
        <draw:line draw:style-name="gr37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27" draw:text-style-name="P17" draw:layer="layout" svg:x1="2.711cm" svg:y1="13.401cm" svg:x2="11.513cm" svg:y2="13.401cm">
          <text:p/>
        </draw:line>
        <draw:line draw:style-name="gr34" draw:text-style-name="P17" draw:layer="layout" svg:x1="8.571cm" svg:y1="10.578cm" svg:x2="16.542cm" svg:y2="10.578cm">
          <text:p/>
        </draw:line>
        <draw:frame draw:style-name="gr66" draw:text-style-name="P1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69" draw:text-style-name="P54" draw:layer="layout" svg:width="2.399cm" svg:height="1.427cm" svg:x="15.523cm" svg:y="14.493cm">
          <draw:text-box>
            <text:p text:style-name="P53"><text:span text:style-name="T3">Phase</text:span></text:p>
            <text:p text:style-name="P53"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54" draw:layer="layout" svg:width="2.399cm" svg:height="1.427cm" svg:x="5.326cm" svg:y="14.508cm">
          <draw:text-box>
            <text:p text:style-name="P53"><text:span text:style-name="T3">Phase</text:span></text:p>
            <text:p text:style-name="P53"><text:span text:style-name="T3">shifter 1</text:span></text:p>
          </draw:text-box>
        </draw:frame>
        <draw:g>
          <draw:path draw:style-name="gr18" draw:text-style-name="P14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18" draw:text-style-name="P14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71" draw:text-style-name="P5" draw:layer="layout" svg:width="0.815cm" svg:height="0.878cm" svg:x="15.97cm" svg:y="8.795cm">
          <draw:text-box>
            <text:p><text:span text:style-name="T1">0</text:span></text:p>
          </draw:text-box>
        </draw:frame>
        <draw:custom-shape draw:style-name="gr48" draw:text-style-name="P21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46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47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199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21" draw:style-name="dp1" draw:master-page-name="Default">
        <draw:g>
          <draw:custom-shape draw:style-name="gr192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194" draw:text-style-name="P33" draw:layer="layout" svg:width="7.723cm" svg:height="11.227cm" svg:x="23.557cm" svg:y="5.151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195" draw:text-style-name="P1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96" draw:text-style-name="P1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97" draw:text-style-name="P1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98" draw:text-style-name="P1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4.266cm" svg:y1="8.319cm" svg:x2="14.266cm" svg:y2="13.432cm">
          <text:p/>
        </draw:line>
        <draw:custom-shape draw:style-name="gr64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22.41cm" svg:y1="8.304cm" svg:x2="22.41cm" svg:y2="13.432cm">
          <text:p/>
        </draw:line>
        <draw:line draw:style-name="gr36" draw:text-style-name="P17" draw:layer="layout" svg:x1="16.542cm" svg:y1="10.581cm" svg:x2="28.079cm" svg:y2="10.581cm">
          <text:p/>
        </draw:line>
        <draw:frame draw:style-name="gr55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3.432cm" svg:x2="25.274cm" svg:y2="10.55cm">
          <text:p/>
        </draw:line>
        <draw:line draw:style-name="gr27" draw:text-style-name="P17" draw:layer="layout" svg:x1="25.209cm" svg:y1="10.581cm" svg:x2="29.73cm" svg:y2="10.581cm">
          <text:p/>
        </draw:line>
        <draw:line draw:style-name="gr38" draw:text-style-name="P17" draw:layer="layout" svg:x1="25.209cm" svg:y1="10.581cm" svg:x2="29.73cm" svg:y2="10.581cm">
          <text:p/>
        </draw:line>
        <draw:line draw:style-name="gr34" draw:text-style-name="P17" draw:layer="layout" svg:x1="5.781cm" svg:y1="13.411cm" svg:x2="8.645cm" svg:y2="10.547cm">
          <text:p/>
        </draw:line>
        <draw:line draw:style-name="gr29" draw:text-style-name="P17" draw:layer="layout" svg:x1="10.697cm" svg:y1="13.401cm" svg:x2="22.464cm" svg:y2="13.401cm">
          <text:p/>
        </draw:line>
        <draw:line draw:style-name="gr68" draw:text-style-name="P17" draw:layer="layout" svg:x1="2.05cm" svg:y1="13.401cm" svg:x2="4.217cm" svg:y2="13.401cm">
          <text:p/>
        </draw:line>
        <draw:line draw:style-name="gr34" draw:text-style-name="P17" draw:layer="layout" svg:x1="25.192cm" svg:y1="10.632cm" svg:x2="28.908cm" svg:y2="6.916cm">
          <text:p/>
        </draw:line>
        <draw:line draw:style-name="gr37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27" draw:text-style-name="P17" draw:layer="layout" svg:x1="2.711cm" svg:y1="13.401cm" svg:x2="11.513cm" svg:y2="13.401cm">
          <text:p/>
        </draw:line>
        <draw:line draw:style-name="gr34" draw:text-style-name="P17" draw:layer="layout" svg:x1="8.571cm" svg:y1="10.578cm" svg:x2="16.542cm" svg:y2="10.578cm">
          <text:p/>
        </draw:line>
        <draw:custom-shape draw:style-name="gr200" draw:text-style-name="P1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66" draw:text-style-name="P1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69" draw:text-style-name="P27" draw:layer="layout" svg:width="2.399cm" svg:height="1.427cm" svg:x="15.323cm" svg:y="14.2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g>
          <draw:path draw:style-name="gr18" draw:text-style-name="P14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145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46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47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199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201" draw:text-style-name="P1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6.468cm" svg:y="13.198cm">
            <draw:text-box>
              <text:p><text:span text:style-name="T1">0</text:span></text:p>
            </draw:text-box>
          </draw:frame>
        </draw:g>
        <draw:frame draw:style-name="gr69" draw:text-style-name="P27" draw:layer="layout" svg:width="2.399cm" svg:height="1.427cm" svg:x="8.527cm" svg:y="11.509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</draw:page>
      <draw:page draw:name="page22" draw:style-name="dp1" draw:master-page-name="Default">
        <draw:g>
          <draw:custom-shape draw:style-name="gr192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194" draw:text-style-name="P33" draw:layer="layout" svg:width="7.723cm" svg:height="11.227cm" svg:x="23.557cm" svg:y="5.151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195" draw:text-style-name="P1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96" draw:text-style-name="P1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97" draw:text-style-name="P1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198" draw:text-style-name="P1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4.266cm" svg:y1="8.319cm" svg:x2="14.266cm" svg:y2="13.432cm">
          <text:p/>
        </draw:line>
        <draw:custom-shape draw:style-name="gr64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22.41cm" svg:y1="8.304cm" svg:x2="22.41cm" svg:y2="13.432cm">
          <text:p/>
        </draw:line>
        <draw:line draw:style-name="gr36" draw:text-style-name="P17" draw:layer="layout" svg:x1="16.542cm" svg:y1="10.581cm" svg:x2="28.079cm" svg:y2="10.581cm">
          <text:p/>
        </draw:line>
        <draw:frame draw:style-name="gr55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3.432cm" svg:x2="25.274cm" svg:y2="10.55cm">
          <text:p/>
        </draw:line>
        <draw:line draw:style-name="gr27" draw:text-style-name="P17" draw:layer="layout" svg:x1="25.209cm" svg:y1="10.581cm" svg:x2="29.73cm" svg:y2="10.581cm">
          <text:p/>
        </draw:line>
        <draw:line draw:style-name="gr38" draw:text-style-name="P17" draw:layer="layout" svg:x1="25.209cm" svg:y1="10.581cm" svg:x2="29.73cm" svg:y2="10.581cm">
          <text:p/>
        </draw:line>
        <draw:line draw:style-name="gr34" draw:text-style-name="P17" draw:layer="layout" svg:x1="5.781cm" svg:y1="13.411cm" svg:x2="8.645cm" svg:y2="10.547cm">
          <text:p/>
        </draw:line>
        <draw:line draw:style-name="gr29" draw:text-style-name="P17" draw:layer="layout" svg:x1="10.697cm" svg:y1="13.401cm" svg:x2="22.464cm" svg:y2="13.401cm">
          <text:p/>
        </draw:line>
        <draw:line draw:style-name="gr68" draw:text-style-name="P17" draw:layer="layout" svg:x1="2.05cm" svg:y1="13.401cm" svg:x2="4.217cm" svg:y2="13.401cm">
          <text:p/>
        </draw:line>
        <draw:line draw:style-name="gr34" draw:text-style-name="P17" draw:layer="layout" svg:x1="25.192cm" svg:y1="10.632cm" svg:x2="28.908cm" svg:y2="6.916cm">
          <text:p/>
        </draw:line>
        <draw:line draw:style-name="gr37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27" draw:text-style-name="P17" draw:layer="layout" svg:x1="2.711cm" svg:y1="13.401cm" svg:x2="11.513cm" svg:y2="13.401cm">
          <text:p/>
        </draw:line>
        <draw:line draw:style-name="gr34" draw:text-style-name="P17" draw:layer="layout" svg:x1="8.571cm" svg:y1="10.578cm" svg:x2="16.542cm" svg:y2="10.578cm">
          <text:p/>
        </draw:line>
        <draw:custom-shape draw:style-name="gr202" draw:text-style-name="P1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66" draw:text-style-name="P1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69" draw:text-style-name="P27" draw:layer="layout" svg:width="2.399cm" svg:height="1.427cm" svg:x="15.323cm" svg:y="14.2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g>
          <draw:path draw:style-name="gr18" draw:text-style-name="P14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145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46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47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199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201" draw:text-style-name="P1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6.468cm" svg:y="13.198cm">
            <draw:text-box>
              <text:p><text:span text:style-name="T1">0</text:span></text:p>
            </draw:text-box>
          </draw:frame>
        </draw:g>
        <draw:frame draw:style-name="gr69" draw:text-style-name="P27" draw:layer="layout" svg:width="2.399cm" svg:height="1.427cm" svg:x="8.527cm" svg:y="11.509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8-19T16:02:19.149918966</dc:date>
    <meta:editing-duration>P10DT18H19M23S</meta:editing-duration>
    <meta:editing-cycles>181</meta:editing-cycles>
    <meta:generator>LibreOffice/6.4.7.2$Linux_X86_64 LibreOffice_project/40$Build-2</meta:generator>
    <meta:document-statistic meta:object-count="1011"/>
  </office:meta>
</office:document-meta>
</file>